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red map</text:p>
          </table:table-cell>
          <table:table-cell office:value-type="string" calcext:value-type="string">
            <text:p>green map</text:p>
          </table:table-cell>
          <table:table-cell office:value-type="string" calcext:value-type="string">
            <text:p>blue m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rMap [0]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office:value-type="string" calcext:value-type="string">
            <text:p>zMa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p <text:s text:c="2"/>= pow(z * colorMap[0] + colorMap[1], colorMap[2])</text:p>
          </table:table-cell>
        </table:table-row>
        <table:table-row table:style-name="ro1">
          <table:table-cell/>
          <table:table-cell office:value-type="string" calcext:value-type="string">
            <text:p>ColorMap [1]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zMin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Map [2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Z value</text:p>
          </table:table-cell>
          <table:table-cell/>
          <table:table-cell office:value-type="string" calcext:value-type="string">
            <text:p>Red map</text:p>
          </table:table-cell>
          <table:table-cell office:value-type="string" calcext:value-type="string">
            <text:p>green map</text:p>
          </table:table-cell>
          <table:table-cell office:value-type="string" calcext:value-type="string">
            <text:p>blue map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(([.A7]*[.$C$2]) + [.$C$3])^[.$C$4]" office:value-type="float" office:value="1" calcext:value-type="float">
            <text:p>1</text:p>
          </table:table-cell>
          <table:table-cell table:formula="of:=(([.A7]*[.$D$2]) + [.$D$3])^[.$D$4]" office:value-type="float" office:value="1" calcext:value-type="float">
            <text:p>1</text:p>
          </table:table-cell>
          <table:table-cell table:formula="of:=(([.A7]*[.$E$2]) + [.$E$3])^[.$E$4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]-5" office:value-type="float" office:value="95" calcext:value-type="float">
            <text:p>95</text:p>
          </table:table-cell>
          <table:table-cell/>
          <table:table-cell table:formula="of:=(([.A8]*[.$C$2]) + [.$C$3])^[.$C$4]" office:value-type="float" office:value="0.95" calcext:value-type="float">
            <text:p>0.95</text:p>
          </table:table-cell>
          <table:table-cell table:formula="of:=(([.A8]*[.$D$2]) + [.$D$3])^[.$D$4]" office:value-type="float" office:value="0.857375" calcext:value-type="float">
            <text:p>0.857375</text:p>
          </table:table-cell>
          <table:table-cell table:formula="of:=(([.A8]*[.$E$2]) + [.$E$3])^[.$E$4]" office:value-type="float" office:value="0.81450625" calcext:value-type="float">
            <text:p>0.81450625</text:p>
          </table:table-cell>
          <table:table-cell table:number-columns-repeated="5"/>
        </table:table-row>
        <table:table-row table:style-name="ro1">
          <table:table-cell table:formula="of:=[.A8]-5" office:value-type="float" office:value="90" calcext:value-type="float">
            <text:p>90</text:p>
          </table:table-cell>
          <table:table-cell/>
          <table:table-cell table:formula="of:=(([.A9]*[.$C$2]) + [.$C$3])^[.$C$4]" office:value-type="float" office:value="0.9" calcext:value-type="float">
            <text:p>0.9</text:p>
          </table:table-cell>
          <table:table-cell table:formula="of:=(([.A9]*[.$D$2]) + [.$D$3])^[.$D$4]" office:value-type="float" office:value="0.729" calcext:value-type="float">
            <text:p>0.729</text:p>
          </table:table-cell>
          <table:table-cell table:formula="of:=(([.A9]*[.$E$2]) + [.$E$3])^[.$E$4]" office:value-type="float" office:value="0.6561" calcext:value-type="float">
            <text:p>0.6561</text:p>
          </table:table-cell>
          <table:table-cell table:number-columns-repeated="5"/>
        </table:table-row>
        <table:table-row table:style-name="ro1">
          <table:table-cell table:formula="of:=[.A9]-5" office:value-type="float" office:value="85" calcext:value-type="float">
            <text:p>85</text:p>
          </table:table-cell>
          <table:table-cell/>
          <table:table-cell table:formula="of:=(([.A10]*[.$C$2]) + [.$C$3])^[.$C$4]" office:value-type="float" office:value="0.85" calcext:value-type="float">
            <text:p>0.85</text:p>
          </table:table-cell>
          <table:table-cell table:formula="of:=(([.A10]*[.$D$2]) + [.$D$3])^[.$D$4]" office:value-type="float" office:value="0.614125" calcext:value-type="float">
            <text:p>0.614125</text:p>
          </table:table-cell>
          <table:table-cell table:formula="of:=(([.A10]*[.$E$2]) + [.$E$3])^[.$E$4]" office:value-type="float" office:value="0.52200625" calcext:value-type="float">
            <text:p>0.52200625</text:p>
          </table:table-cell>
          <table:table-cell table:number-columns-repeated="5"/>
        </table:table-row>
        <table:table-row table:style-name="ro1">
          <table:table-cell table:formula="of:=[.A10]-5" office:value-type="float" office:value="80" calcext:value-type="float">
            <text:p>80</text:p>
          </table:table-cell>
          <table:table-cell/>
          <table:table-cell table:formula="of:=(([.A11]*[.$C$2]) + [.$C$3])^[.$C$4]" office:value-type="float" office:value="0.8" calcext:value-type="float">
            <text:p>0.8</text:p>
          </table:table-cell>
          <table:table-cell table:formula="of:=(([.A11]*[.$D$2]) + [.$D$3])^[.$D$4]" office:value-type="float" office:value="0.512" calcext:value-type="float">
            <text:p>0.512</text:p>
          </table:table-cell>
          <table:table-cell table:formula="of:=(([.A11]*[.$E$2]) + [.$E$3])^[.$E$4]" office:value-type="float" office:value="0.4096" calcext:value-type="float">
            <text:p>0.4096</text:p>
          </table:table-cell>
          <table:table-cell table:number-columns-repeated="5"/>
        </table:table-row>
        <table:table-row table:style-name="ro1">
          <table:table-cell table:formula="of:=[.A11]-5" office:value-type="float" office:value="75" calcext:value-type="float">
            <text:p>75</text:p>
          </table:table-cell>
          <table:table-cell/>
          <table:table-cell table:formula="of:=(([.A12]*[.$C$2]) + [.$C$3])^[.$C$4]" office:value-type="float" office:value="0.75" calcext:value-type="float">
            <text:p>0.75</text:p>
          </table:table-cell>
          <table:table-cell table:formula="of:=(([.A12]*[.$D$2]) + [.$D$3])^[.$D$4]" office:value-type="float" office:value="0.421875" calcext:value-type="float">
            <text:p>0.421875</text:p>
          </table:table-cell>
          <table:table-cell table:formula="of:=(([.A12]*[.$E$2]) + [.$E$3])^[.$E$4]" office:value-type="float" office:value="0.31640625" calcext:value-type="float">
            <text:p>0.31640625</text:p>
          </table:table-cell>
          <table:table-cell table:number-columns-repeated="5"/>
        </table:table-row>
        <table:table-row table:style-name="ro1">
          <table:table-cell table:formula="of:=[.A12]-5" office:value-type="float" office:value="70" calcext:value-type="float">
            <text:p>70</text:p>
          </table:table-cell>
          <table:table-cell/>
          <table:table-cell table:formula="of:=(([.A13]*[.$C$2]) + [.$C$3])^[.$C$4]" office:value-type="float" office:value="0.7" calcext:value-type="float">
            <text:p>0.7</text:p>
          </table:table-cell>
          <table:table-cell table:formula="of:=(([.A13]*[.$D$2]) + [.$D$3])^[.$D$4]" office:value-type="float" office:value="0.343" calcext:value-type="float">
            <text:p>0.343</text:p>
          </table:table-cell>
          <table:table-cell table:formula="of:=(([.A13]*[.$E$2]) + [.$E$3])^[.$E$4]" office:value-type="float" office:value="0.2401" calcext:value-type="float">
            <text:p>0.2401</text:p>
          </table:table-cell>
          <table:table-cell table:number-columns-repeated="5"/>
        </table:table-row>
        <table:table-row table:style-name="ro1">
          <table:table-cell table:formula="of:=[.A13]-5" office:value-type="float" office:value="65" calcext:value-type="float">
            <text:p>65</text:p>
          </table:table-cell>
          <table:table-cell/>
          <table:table-cell table:formula="of:=(([.A14]*[.$C$2]) + [.$C$3])^[.$C$4]" office:value-type="float" office:value="0.65" calcext:value-type="float">
            <text:p>0.65</text:p>
          </table:table-cell>
          <table:table-cell table:formula="of:=(([.A14]*[.$D$2]) + [.$D$3])^[.$D$4]" office:value-type="float" office:value="0.274625" calcext:value-type="float">
            <text:p>0.274625</text:p>
          </table:table-cell>
          <table:table-cell table:formula="of:=(([.A14]*[.$E$2]) + [.$E$3])^[.$E$4]" office:value-type="float" office:value="0.17850625" calcext:value-type="float">
            <text:p>0.17850625</text:p>
          </table:table-cell>
          <table:table-cell table:number-columns-repeated="5"/>
        </table:table-row>
        <table:table-row table:style-name="ro1">
          <table:table-cell table:formula="of:=[.A14]-5" office:value-type="float" office:value="60" calcext:value-type="float">
            <text:p>60</text:p>
          </table:table-cell>
          <table:table-cell/>
          <table:table-cell table:formula="of:=(([.A15]*[.$C$2]) + [.$C$3])^[.$C$4]" office:value-type="float" office:value="0.6" calcext:value-type="float">
            <text:p>0.6</text:p>
          </table:table-cell>
          <table:table-cell table:formula="of:=(([.A15]*[.$D$2]) + [.$D$3])^[.$D$4]" office:value-type="float" office:value="0.216" calcext:value-type="float">
            <text:p>0.216</text:p>
          </table:table-cell>
          <table:table-cell table:formula="of:=(([.A15]*[.$E$2]) + [.$E$3])^[.$E$4]" office:value-type="float" office:value="0.1296" calcext:value-type="float">
            <text:p>0.1296</text:p>
          </table:table-cell>
          <table:table-cell table:number-columns-repeated="5"/>
        </table:table-row>
        <table:table-row table:style-name="ro1">
          <table:table-cell table:formula="of:=[.A15]-5" office:value-type="float" office:value="55" calcext:value-type="float">
            <text:p>55</text:p>
          </table:table-cell>
          <table:table-cell/>
          <table:table-cell table:formula="of:=(([.A16]*[.$C$2]) + [.$C$3])^[.$C$4]" office:value-type="float" office:value="0.55" calcext:value-type="float">
            <text:p>0.55</text:p>
          </table:table-cell>
          <table:table-cell table:formula="of:=(([.A16]*[.$D$2]) + [.$D$3])^[.$D$4]" office:value-type="float" office:value="0.166375" calcext:value-type="float">
            <text:p>0.166375</text:p>
          </table:table-cell>
          <table:table-cell table:formula="of:=(([.A16]*[.$E$2]) + [.$E$3])^[.$E$4]" office:value-type="float" office:value="0.09150625" calcext:value-type="float">
            <text:p>0.09150625</text:p>
          </table:table-cell>
          <table:table-cell table:number-columns-repeated="5"/>
        </table:table-row>
        <table:table-row table:style-name="ro1">
          <table:table-cell table:formula="of:=[.A16]-5" office:value-type="float" office:value="50" calcext:value-type="float">
            <text:p>50</text:p>
          </table:table-cell>
          <table:table-cell/>
          <table:table-cell table:formula="of:=(([.A17]*[.$C$2]) + [.$C$3])^[.$C$4]" office:value-type="float" office:value="0.5" calcext:value-type="float">
            <text:p>0.5</text:p>
          </table:table-cell>
          <table:table-cell table:formula="of:=(([.A17]*[.$D$2]) + [.$D$3])^[.$D$4]" office:value-type="float" office:value="0.125" calcext:value-type="float">
            <text:p>0.125</text:p>
          </table:table-cell>
          <table:table-cell table:formula="of:=(([.A17]*[.$E$2]) + [.$E$3])^[.$E$4]" office:value-type="float" office:value="0.0625" calcext:value-type="float">
            <text:p>0.0625</text:p>
          </table:table-cell>
          <table:table-cell table:number-columns-repeated="5"/>
        </table:table-row>
        <table:table-row table:style-name="ro1">
          <table:table-cell table:formula="of:=[.A17]-5" office:value-type="float" office:value="45" calcext:value-type="float">
            <text:p>45</text:p>
          </table:table-cell>
          <table:table-cell/>
          <table:table-cell table:formula="of:=(([.A18]*[.$C$2]) + [.$C$3])^[.$C$4]" office:value-type="float" office:value="0.45" calcext:value-type="float">
            <text:p>0.45</text:p>
          </table:table-cell>
          <table:table-cell table:formula="of:=(([.A18]*[.$D$2]) + [.$D$3])^[.$D$4]" office:value-type="float" office:value="0.091125" calcext:value-type="float">
            <text:p>0.091125</text:p>
          </table:table-cell>
          <table:table-cell table:formula="of:=(([.A18]*[.$E$2]) + [.$E$3])^[.$E$4]" office:value-type="float" office:value="0.04100625" calcext:value-type="float">
            <text:p>0.04100625</text:p>
          </table:table-cell>
          <table:table-cell table:number-columns-repeated="5"/>
        </table:table-row>
        <table:table-row table:style-name="ro1">
          <table:table-cell table:formula="of:=[.A18]-5" office:value-type="float" office:value="40" calcext:value-type="float">
            <text:p>40</text:p>
          </table:table-cell>
          <table:table-cell/>
          <table:table-cell table:formula="of:=(([.A19]*[.$C$2]) + [.$C$3])^[.$C$4]" office:value-type="float" office:value="0.4" calcext:value-type="float">
            <text:p>0.4</text:p>
          </table:table-cell>
          <table:table-cell table:formula="of:=(([.A19]*[.$D$2]) + [.$D$3])^[.$D$4]" office:value-type="float" office:value="0.064" calcext:value-type="float">
            <text:p>0.064</text:p>
          </table:table-cell>
          <table:table-cell table:formula="of:=(([.A19]*[.$E$2]) + [.$E$3])^[.$E$4]" office:value-type="float" office:value="0.0256" calcext:value-type="float">
            <text:p>0.0256</text:p>
          </table:table-cell>
          <table:table-cell table:number-columns-repeated="5"/>
        </table:table-row>
        <table:table-row table:style-name="ro1">
          <table:table-cell table:formula="of:=[.A19]-5" office:value-type="float" office:value="35" calcext:value-type="float">
            <text:p>35</text:p>
          </table:table-cell>
          <table:table-cell/>
          <table:table-cell table:formula="of:=(([.A20]*[.$C$2]) + [.$C$3])^[.$C$4]" office:value-type="float" office:value="0.35" calcext:value-type="float">
            <text:p>0.35</text:p>
          </table:table-cell>
          <table:table-cell table:formula="of:=(([.A20]*[.$D$2]) + [.$D$3])^[.$D$4]" office:value-type="float" office:value="0.042875" calcext:value-type="float">
            <text:p>0.042875</text:p>
          </table:table-cell>
          <table:table-cell table:formula="of:=(([.A20]*[.$E$2]) + [.$E$3])^[.$E$4]" office:value-type="float" office:value="0.01500625" calcext:value-type="float">
            <text:p>0.01500625</text:p>
          </table:table-cell>
          <table:table-cell table:number-columns-repeated="5"/>
        </table:table-row>
        <table:table-row table:style-name="ro1">
          <table:table-cell table:formula="of:=[.A20]-5" office:value-type="float" office:value="30" calcext:value-type="float">
            <text:p>30</text:p>
          </table:table-cell>
          <table:table-cell/>
          <table:table-cell table:formula="of:=(([.A21]*[.$C$2]) + [.$C$3])^[.$C$4]" office:value-type="float" office:value="0.3" calcext:value-type="float">
            <text:p>0.3</text:p>
          </table:table-cell>
          <table:table-cell table:formula="of:=(([.A21]*[.$D$2]) + [.$D$3])^[.$D$4]" office:value-type="float" office:value="0.027" calcext:value-type="float">
            <text:p>0.027</text:p>
          </table:table-cell>
          <table:table-cell table:formula="of:=(([.A21]*[.$E$2]) + [.$E$3])^[.$E$4]"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table:formula="of:=[.A21]-5" office:value-type="float" office:value="25" calcext:value-type="float">
            <text:p>25</text:p>
          </table:table-cell>
          <table:table-cell/>
          <table:table-cell table:formula="of:=(([.A22]*[.$C$2]) + [.$C$3])^[.$C$4]" office:value-type="float" office:value="0.25" calcext:value-type="float">
            <text:p>0.25</text:p>
          </table:table-cell>
          <table:table-cell table:formula="of:=(([.A22]*[.$D$2]) + [.$D$3])^[.$D$4]" office:value-type="float" office:value="0.015625" calcext:value-type="float">
            <text:p>0.015625</text:p>
          </table:table-cell>
          <table:table-cell table:formula="of:=(([.A22]*[.$E$2]) + [.$E$3])^[.$E$4]" office:value-type="float" office:value="0.00390625" calcext:value-type="float">
            <text:p>0.00390625</text:p>
          </table:table-cell>
          <table:table-cell table:number-columns-repeated="5"/>
        </table:table-row>
        <table:table-row table:style-name="ro1">
          <table:table-cell table:formula="of:=[.A22]-5" office:value-type="float" office:value="20" calcext:value-type="float">
            <text:p>20</text:p>
          </table:table-cell>
          <table:table-cell/>
          <table:table-cell table:formula="of:=(([.A23]*[.$C$2]) + [.$C$3])^[.$C$4]" office:value-type="float" office:value="0.2" calcext:value-type="float">
            <text:p>0.2</text:p>
          </table:table-cell>
          <table:table-cell table:formula="of:=(([.A23]*[.$D$2]) + [.$D$3])^[.$D$4]" office:value-type="float" office:value="0.008" calcext:value-type="float">
            <text:p>0.008</text:p>
          </table:table-cell>
          <table:table-cell table:formula="of:=(([.A23]*[.$E$2]) + [.$E$3])^[.$E$4]" office:value-type="float" office:value="0.0016" calcext:value-type="float">
            <text:p>0.0016</text:p>
          </table:table-cell>
          <table:table-cell table:number-columns-repeated="5"/>
        </table:table-row>
        <table:table-row table:style-name="ro1">
          <table:table-cell table:formula="of:=[.A23]-5" office:value-type="float" office:value="15" calcext:value-type="float">
            <text:p>15</text:p>
          </table:table-cell>
          <table:table-cell/>
          <table:table-cell table:formula="of:=(([.A24]*[.$C$2]) + [.$C$3])^[.$C$4]" office:value-type="float" office:value="0.15" calcext:value-type="float">
            <text:p>0.15</text:p>
          </table:table-cell>
          <table:table-cell table:formula="of:=(([.A24]*[.$D$2]) + [.$D$3])^[.$D$4]" office:value-type="float" office:value="0.003375" calcext:value-type="float">
            <text:p>0.003375</text:p>
          </table:table-cell>
          <table:table-cell table:formula="of:=(([.A24]*[.$E$2]) + [.$E$3])^[.$E$4]" office:value-type="float" office:value="0.00050625" calcext:value-type="float">
            <text:p>0.00050625</text:p>
          </table:table-cell>
          <table:table-cell table:number-columns-repeated="5"/>
        </table:table-row>
        <table:table-row table:style-name="ro1">
          <table:table-cell table:formula="of:=[.A24]-5" office:value-type="float" office:value="10" calcext:value-type="float">
            <text:p>10</text:p>
          </table:table-cell>
          <table:table-cell/>
          <table:table-cell table:formula="of:=(([.A25]*[.$C$2]) + [.$C$3])^[.$C$4]" office:value-type="float" office:value="0.1" calcext:value-type="float">
            <text:p>0.1</text:p>
          </table:table-cell>
          <table:table-cell table:formula="of:=(([.A25]*[.$D$2]) + [.$D$3])^[.$D$4]" office:value-type="float" office:value="0.001" calcext:value-type="float">
            <text:p>0.001</text:p>
          </table:table-cell>
          <table:table-cell table:formula="of:=(([.A25]*[.$E$2]) + [.$E$3])^[.$E$4]" office:value-type="float" office:value="0.0001" calcext:value-type="float">
            <text:p>0.0001</text:p>
          </table:table-cell>
          <table:table-cell table:number-columns-repeated="5"/>
        </table:table-row>
        <table:table-row table:style-name="ro1">
          <table:table-cell table:formula="of:=[.A25]-5" office:value-type="float" office:value="5" calcext:value-type="float">
            <text:p>5</text:p>
          </table:table-cell>
          <table:table-cell/>
          <table:table-cell table:formula="of:=(([.A26]*[.$C$2]) + [.$C$3])^[.$C$4]" office:value-type="float" office:value="0.05" calcext:value-type="float">
            <text:p>0.05</text:p>
          </table:table-cell>
          <table:table-cell table:formula="of:=(([.A26]*[.$D$2]) + [.$D$3])^[.$D$4]" office:value-type="float" office:value="0.000125" calcext:value-type="float">
            <text:p>0.000125</text:p>
          </table:table-cell>
          <table:table-cell table:formula="of:=(([.A26]*[.$E$2]) + [.$E$3])^[.$E$4]" office:value-type="float" office:value="0.00000625" calcext:value-type="float">
            <text:p>0.00000625</text:p>
          </table:table-cell>
          <table:table-cell table:number-columns-repeated="5"/>
        </table:table-row>
        <table:table-row table:style-name="ro1">
          <table:table-cell table:style-name="ce1" table:formula="of:=[.A26]-5" office:value-type="float" office:value="0" calcext:value-type="float">
            <text:p>0</text:p>
          </table:table-cell>
          <table:table-cell table:style-name="ce1"/>
          <table:table-cell table:style-name="ce1" table:formula="of:=(([.A27]*[.$C$2]) + [.$C$3])^[.$C$4]" office:value-type="float" office:value="0" calcext:value-type="float">
            <text:p>0</text:p>
          </table:table-cell>
          <table:table-cell table:style-name="ce1" table:formula="of:=(([.A27]*[.$D$2]) + [.$D$3])^[.$D$4]" office:value-type="float" office:value="0" calcext:value-type="float">
            <text:p>0</text:p>
          </table:table-cell>
          <table:table-cell table:style-name="ce1" table:formula="of:=(([.A27]*[.$E$2]) + [.$E$3])^[.$E$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table:formula="of:=[.A27]-5" office:value-type="float" office:value="-5" calcext:value-type="float">
            <text:p>-5</text:p>
          </table:table-cell>
          <table:table-cell table:style-name="ce2"/>
          <table:table-cell table:style-name="ce2" table:formula="of:=(([.A28]*[.$C$2]) + [.$C$3])^[.$C$4]" office:value-type="float" office:value="-0.05" calcext:value-type="float">
            <text:p>-0.05</text:p>
          </table:table-cell>
          <table:table-cell table:style-name="ce2" table:formula="of:=(([.A28]*[.$D$2]) + [.$D$3])^[.$D$4]" office:value-type="float" office:value="-0.000125" calcext:value-type="float">
            <text:p>-0.000125</text:p>
          </table:table-cell>
          <table:table-cell table:style-name="ce2" table:formula="of:=(([.A28]*[.$E$2]) + [.$E$3])^[.$E$4]" office:value-type="float" office:value="0.00000625" calcext:value-type="float">
            <text:p>0.00000625</text:p>
          </table:table-cell>
          <table:table-cell table:number-columns-repeated="5"/>
        </table:table-row>
        <table:table-row table:style-name="ro1">
          <table:table-cell table:style-name="ce2" table:formula="of:=[.A28]-5" office:value-type="float" office:value="-10" calcext:value-type="float">
            <text:p>-10</text:p>
          </table:table-cell>
          <table:table-cell table:style-name="ce2"/>
          <table:table-cell table:style-name="ce2" table:formula="of:=(([.A29]*[.$C$2]) + [.$C$3])^[.$C$4]" office:value-type="float" office:value="-0.1" calcext:value-type="float">
            <text:p>-0.1</text:p>
          </table:table-cell>
          <table:table-cell table:style-name="ce2" table:formula="of:=(([.A29]*[.$D$2]) + [.$D$3])^[.$D$4]" office:value-type="float" office:value="-0.001" calcext:value-type="float">
            <text:p>-0.001</text:p>
          </table:table-cell>
          <table:table-cell table:style-name="ce2" table:formula="of:=(([.A29]*[.$E$2]) + [.$E$3])^[.$E$4]" office:value-type="float" office:value="0.0001" calcext:value-type="float">
            <text:p>0.0001</text:p>
          </table:table-cell>
          <table:table-cell table:number-columns-repeated="5"/>
        </table:table-row>
        <table:table-row table:style-name="ro1">
          <table:table-cell table:style-name="ce2" table:formula="of:=[.A29]-5" office:value-type="float" office:value="-15" calcext:value-type="float">
            <text:p>-15</text:p>
          </table:table-cell>
          <table:table-cell table:style-name="ce2"/>
          <table:table-cell table:style-name="ce2" table:formula="of:=(([.A30]*[.$C$2]) + [.$C$3])^[.$C$4]" office:value-type="float" office:value="-0.15" calcext:value-type="float">
            <text:p>-0.15</text:p>
          </table:table-cell>
          <table:table-cell table:style-name="ce2" table:formula="of:=(([.A30]*[.$D$2]) + [.$D$3])^[.$D$4]" office:value-type="float" office:value="-0.003375" calcext:value-type="float">
            <text:p>-0.003375</text:p>
          </table:table-cell>
          <table:table-cell table:style-name="ce2" table:formula="of:=(([.A30]*[.$E$2]) + [.$E$3])^[.$E$4]" office:value-type="float" office:value="0.00050625" calcext:value-type="float">
            <text:p>0.00050625</text:p>
          </table:table-cell>
          <table:table-cell table:number-columns-repeated="5"/>
        </table:table-row>
        <table:table-row table:style-name="ro1">
          <table:table-cell table:style-name="ce2" table:formula="of:=[.A30]-5" office:value-type="float" office:value="-20" calcext:value-type="float">
            <text:p>-20</text:p>
          </table:table-cell>
          <table:table-cell table:style-name="ce2"/>
          <table:table-cell table:style-name="ce2" table:formula="of:=(([.A31]*[.$C$2]) + [.$C$3])^[.$C$4]" office:value-type="float" office:value="-0.2" calcext:value-type="float">
            <text:p>-0.2</text:p>
          </table:table-cell>
          <table:table-cell table:style-name="ce2" table:formula="of:=(([.A31]*[.$D$2]) + [.$D$3])^[.$D$4]" office:value-type="float" office:value="-0.008" calcext:value-type="float">
            <text:p>-0.008</text:p>
          </table:table-cell>
          <table:table-cell table:style-name="ce2" table:formula="of:=(([.A31]*[.$E$2]) + [.$E$3])^[.$E$4]" office:value-type="float" office:value="0.0016" calcext:value-type="float">
            <text:p>0.0016</text:p>
          </table:table-cell>
          <table:table-cell table:number-columns-repeated="5"/>
        </table:table-row>
        <table:table-row table:style-name="ro1">
          <table:table-cell table:style-name="ce2" table:formula="of:=[.A31]-5" office:value-type="float" office:value="-25" calcext:value-type="float">
            <text:p>-25</text:p>
          </table:table-cell>
          <table:table-cell table:style-name="ce2"/>
          <table:table-cell table:style-name="ce2" table:formula="of:=(([.A32]*[.$C$2]) + [.$C$3])^[.$C$4]" office:value-type="float" office:value="-0.25" calcext:value-type="float">
            <text:p>-0.25</text:p>
          </table:table-cell>
          <table:table-cell table:style-name="ce2" table:formula="of:=(([.A32]*[.$D$2]) + [.$D$3])^[.$D$4]" office:value-type="float" office:value="-0.015625" calcext:value-type="float">
            <text:p>-0.015625</text:p>
          </table:table-cell>
          <table:table-cell table:style-name="ce2" table:formula="of:=(([.A32]*[.$E$2]) + [.$E$3])^[.$E$4]" office:value-type="float" office:value="0.00390625" calcext:value-type="float">
            <text:p>0.00390625</text:p>
          </table:table-cell>
          <table:table-cell table:number-columns-repeated="5"/>
        </table:table-row>
        <table:table-row table:style-name="ro1">
          <table:table-cell table:style-name="ce2" table:formula="of:=[.A32]-5" office:value-type="float" office:value="-30" calcext:value-type="float">
            <text:p>-30</text:p>
          </table:table-cell>
          <table:table-cell table:style-name="ce2"/>
          <table:table-cell table:style-name="ce2" table:formula="of:=(([.A33]*[.$C$2]) + [.$C$3])^[.$C$4]" office:value-type="float" office:value="-0.3" calcext:value-type="float">
            <text:p>-0.3</text:p>
          </table:table-cell>
          <table:table-cell table:style-name="ce2" table:formula="of:=(([.A33]*[.$D$2]) + [.$D$3])^[.$D$4]" office:value-type="float" office:value="-0.027" calcext:value-type="float">
            <text:p>-0.027</text:p>
          </table:table-cell>
          <table:table-cell table:style-name="ce2" table:formula="of:=(([.A33]*[.$E$2]) + [.$E$3])^[.$E$4]"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table:style-name="ce2" table:formula="of:=[.A33]-5" office:value-type="float" office:value="-35" calcext:value-type="float">
            <text:p>-35</text:p>
          </table:table-cell>
          <table:table-cell table:style-name="ce2"/>
          <table:table-cell table:style-name="ce2" table:formula="of:=(([.A34]*[.$C$2]) + [.$C$3])^[.$C$4]" office:value-type="float" office:value="-0.35" calcext:value-type="float">
            <text:p>-0.35</text:p>
          </table:table-cell>
          <table:table-cell table:style-name="ce2" table:formula="of:=(([.A34]*[.$D$2]) + [.$D$3])^[.$D$4]" office:value-type="float" office:value="-0.042875" calcext:value-type="float">
            <text:p>-0.042875</text:p>
          </table:table-cell>
          <table:table-cell table:style-name="ce2" table:formula="of:=(([.A34]*[.$E$2]) + [.$E$3])^[.$E$4]" office:value-type="float" office:value="0.01500625" calcext:value-type="float">
            <text:p>0.01500625</text:p>
          </table:table-cell>
          <table:table-cell table:number-columns-repeated="5"/>
        </table:table-row>
        <table:table-row table:style-name="ro1">
          <table:table-cell table:style-name="ce2" table:formula="of:=[.A34]-5" office:value-type="float" office:value="-40" calcext:value-type="float">
            <text:p>-40</text:p>
          </table:table-cell>
          <table:table-cell table:style-name="ce2"/>
          <table:table-cell table:style-name="ce2" table:formula="of:=(([.A35]*[.$C$2]) + [.$C$3])^[.$C$4]" office:value-type="float" office:value="-0.4" calcext:value-type="float">
            <text:p>-0.4</text:p>
          </table:table-cell>
          <table:table-cell table:style-name="ce2" table:formula="of:=(([.A35]*[.$D$2]) + [.$D$3])^[.$D$4]" office:value-type="float" office:value="-0.064" calcext:value-type="float">
            <text:p>-0.064</text:p>
          </table:table-cell>
          <table:table-cell table:style-name="ce2" table:formula="of:=(([.A35]*[.$E$2]) + [.$E$3])^[.$E$4]" office:value-type="float" office:value="0.0256" calcext:value-type="float">
            <text:p>0.0256</text:p>
          </table:table-cell>
          <table:table-cell table:number-columns-repeated="5"/>
        </table:table-row>
        <table:table-row table:style-name="ro1">
          <table:table-cell table:style-name="ce2" table:formula="of:=[.A35]-5" office:value-type="float" office:value="-45" calcext:value-type="float">
            <text:p>-45</text:p>
          </table:table-cell>
          <table:table-cell table:style-name="ce2"/>
          <table:table-cell table:style-name="ce2" table:formula="of:=(([.A36]*[.$C$2]) + [.$C$3])^[.$C$4]" office:value-type="float" office:value="-0.45" calcext:value-type="float">
            <text:p>-0.45</text:p>
          </table:table-cell>
          <table:table-cell table:style-name="ce2" table:formula="of:=(([.A36]*[.$D$2]) + [.$D$3])^[.$D$4]" office:value-type="float" office:value="-0.091125" calcext:value-type="float">
            <text:p>-0.091125</text:p>
          </table:table-cell>
          <table:table-cell table:style-name="ce2" table:formula="of:=(([.A36]*[.$E$2]) + [.$E$3])^[.$E$4]" office:value-type="float" office:value="0.04100625" calcext:value-type="float">
            <text:p>0.04100625</text:p>
          </table:table-cell>
          <table:table-cell table:number-columns-repeated="5"/>
        </table:table-row>
        <table:table-row table:style-name="ro1">
          <table:table-cell table:style-name="ce2" table:formula="of:=[.A36]-5" office:value-type="float" office:value="-50" calcext:value-type="float">
            <text:p>-50</text:p>
          </table:table-cell>
          <table:table-cell table:style-name="ce2"/>
          <table:table-cell table:style-name="ce2" table:formula="of:=(([.A37]*[.$C$2]) + [.$C$3])^[.$C$4]" office:value-type="float" office:value="-0.5" calcext:value-type="float">
            <text:p>-0.5</text:p>
          </table:table-cell>
          <table:table-cell table:style-name="ce2" table:formula="of:=(([.A37]*[.$D$2]) + [.$D$3])^[.$D$4]" office:value-type="float" office:value="-0.125" calcext:value-type="float">
            <text:p>-0.125</text:p>
          </table:table-cell>
          <table:table-cell table:style-name="ce2" table:formula="of:=(([.A37]*[.$E$2]) + [.$E$3])^[.$E$4]" office:value-type="float" office:value="0.0625" calcext:value-type="float">
            <text:p>0.0625</text:p>
          </table:table-cell>
          <table:table-cell table:number-columns-repeated="5"/>
        </table:table-row>
        <table:table-row table:style-name="ro1">
          <table:table-cell table:style-name="ce2" table:formula="of:=[.A37]-5" office:value-type="float" office:value="-55" calcext:value-type="float">
            <text:p>-55</text:p>
          </table:table-cell>
          <table:table-cell table:style-name="ce2"/>
          <table:table-cell table:style-name="ce2" table:formula="of:=(([.A38]*[.$C$2]) + [.$C$3])^[.$C$4]" office:value-type="float" office:value="-0.55" calcext:value-type="float">
            <text:p>-0.55</text:p>
          </table:table-cell>
          <table:table-cell table:style-name="ce2" table:formula="of:=(([.A38]*[.$D$2]) + [.$D$3])^[.$D$4]" office:value-type="float" office:value="-0.166375" calcext:value-type="float">
            <text:p>-0.166375</text:p>
          </table:table-cell>
          <table:table-cell table:style-name="ce2" table:formula="of:=(([.A38]*[.$E$2]) + [.$E$3])^[.$E$4]" office:value-type="float" office:value="0.09150625" calcext:value-type="float">
            <text:p>0.09150625</text:p>
          </table:table-cell>
          <table:table-cell table:number-columns-repeated="5"/>
        </table:table-row>
        <table:table-row table:style-name="ro1">
          <table:table-cell table:style-name="ce2" table:formula="of:=[.A38]-5" office:value-type="float" office:value="-60" calcext:value-type="float">
            <text:p>-60</text:p>
          </table:table-cell>
          <table:table-cell table:style-name="ce2"/>
          <table:table-cell table:style-name="ce2" table:formula="of:=(([.A39]*[.$C$2]) + [.$C$3])^[.$C$4]" office:value-type="float" office:value="-0.6" calcext:value-type="float">
            <text:p>-0.6</text:p>
          </table:table-cell>
          <table:table-cell table:style-name="ce2" table:formula="of:=(([.A39]*[.$D$2]) + [.$D$3])^[.$D$4]" office:value-type="float" office:value="-0.216" calcext:value-type="float">
            <text:p>-0.216</text:p>
          </table:table-cell>
          <table:table-cell table:style-name="ce2" table:formula="of:=(([.A39]*[.$E$2]) + [.$E$3])^[.$E$4]" office:value-type="float" office:value="0.1296" calcext:value-type="float">
            <text:p>0.1296</text:p>
          </table:table-cell>
          <table:table-cell table:number-columns-repeated="5"/>
        </table:table-row>
        <table:table-row table:style-name="ro1">
          <table:table-cell table:style-name="ce2" table:formula="of:=[.A39]-5" office:value-type="float" office:value="-65" calcext:value-type="float">
            <text:p>-65</text:p>
          </table:table-cell>
          <table:table-cell table:style-name="ce2"/>
          <table:table-cell table:style-name="ce2" table:formula="of:=(([.A40]*[.$C$2]) + [.$C$3])^[.$C$4]" office:value-type="float" office:value="-0.65" calcext:value-type="float">
            <text:p>-0.65</text:p>
          </table:table-cell>
          <table:table-cell table:style-name="ce2" table:formula="of:=(([.A40]*[.$D$2]) + [.$D$3])^[.$D$4]" office:value-type="float" office:value="-0.274625" calcext:value-type="float">
            <text:p>-0.274625</text:p>
          </table:table-cell>
          <table:table-cell table:style-name="ce2" table:formula="of:=(([.A40]*[.$E$2]) + [.$E$3])^[.$E$4]" office:value-type="float" office:value="0.17850625" calcext:value-type="float">
            <text:p>0.17850625</text:p>
          </table:table-cell>
          <table:table-cell table:number-columns-repeated="5"/>
        </table:table-row>
        <table:table-row table:style-name="ro1">
          <table:table-cell table:style-name="ce2" table:formula="of:=[.A40]-5" office:value-type="float" office:value="-70" calcext:value-type="float">
            <text:p>-70</text:p>
          </table:table-cell>
          <table:table-cell table:style-name="ce2"/>
          <table:table-cell table:style-name="ce2" table:formula="of:=(([.A41]*[.$C$2]) + [.$C$3])^[.$C$4]" office:value-type="float" office:value="-0.7" calcext:value-type="float">
            <text:p>-0.7</text:p>
          </table:table-cell>
          <table:table-cell table:style-name="ce2" table:formula="of:=(([.A41]*[.$D$2]) + [.$D$3])^[.$D$4]" office:value-type="float" office:value="-0.343" calcext:value-type="float">
            <text:p>-0.343</text:p>
          </table:table-cell>
          <table:table-cell table:style-name="ce2" table:formula="of:=(([.A41]*[.$E$2]) + [.$E$3])^[.$E$4]" office:value-type="float" office:value="0.2401" calcext:value-type="float">
            <text:p>0.2401</text:p>
          </table:table-cell>
          <table:table-cell table:number-columns-repeated="5"/>
        </table:table-row>
        <table:table-row table:style-name="ro1">
          <table:table-cell table:style-name="ce2" table:formula="of:=[.A41]-5" office:value-type="float" office:value="-75" calcext:value-type="float">
            <text:p>-75</text:p>
          </table:table-cell>
          <table:table-cell table:style-name="ce2"/>
          <table:table-cell table:style-name="ce2" table:formula="of:=(([.A42]*[.$C$2]) + [.$C$3])^[.$C$4]" office:value-type="float" office:value="-0.75" calcext:value-type="float">
            <text:p>-0.75</text:p>
          </table:table-cell>
          <table:table-cell table:style-name="ce2" table:formula="of:=(([.A42]*[.$D$2]) + [.$D$3])^[.$D$4]" office:value-type="float" office:value="-0.421875" calcext:value-type="float">
            <text:p>-0.421875</text:p>
          </table:table-cell>
          <table:table-cell table:style-name="ce2" table:formula="of:=(([.A42]*[.$E$2]) + [.$E$3])^[.$E$4]" office:value-type="float" office:value="0.31640625" calcext:value-type="float">
            <text:p>0.31640625</text:p>
          </table:table-cell>
          <table:table-cell table:number-columns-repeated="5"/>
        </table:table-row>
        <table:table-row table:style-name="ro1">
          <table:table-cell table:style-name="ce2" table:formula="of:=[.A42]-5" office:value-type="float" office:value="-80" calcext:value-type="float">
            <text:p>-80</text:p>
          </table:table-cell>
          <table:table-cell table:style-name="ce2"/>
          <table:table-cell table:style-name="ce2" table:formula="of:=(([.A43]*[.$C$2]) + [.$C$3])^[.$C$4]" office:value-type="float" office:value="-0.8" calcext:value-type="float">
            <text:p>-0.8</text:p>
          </table:table-cell>
          <table:table-cell table:style-name="ce2" table:formula="of:=(([.A43]*[.$D$2]) + [.$D$3])^[.$D$4]" office:value-type="float" office:value="-0.512" calcext:value-type="float">
            <text:p>-0.512</text:p>
          </table:table-cell>
          <table:table-cell table:style-name="ce2" table:formula="of:=(([.A43]*[.$E$2]) + [.$E$3])^[.$E$4]" office:value-type="float" office:value="0.4096" calcext:value-type="float">
            <text:p>0.4096</text:p>
          </table:table-cell>
          <table:table-cell table:number-columns-repeated="5"/>
        </table:table-row>
        <table:table-row table:style-name="ro1">
          <table:table-cell table:style-name="ce2" table:formula="of:=[.A43]-5" office:value-type="float" office:value="-85" calcext:value-type="float">
            <text:p>-85</text:p>
          </table:table-cell>
          <table:table-cell table:style-name="ce2"/>
          <table:table-cell table:style-name="ce2" table:formula="of:=(([.A44]*[.$C$2]) + [.$C$3])^[.$C$4]" office:value-type="float" office:value="-0.85" calcext:value-type="float">
            <text:p>-0.85</text:p>
          </table:table-cell>
          <table:table-cell table:style-name="ce2" table:formula="of:=(([.A44]*[.$D$2]) + [.$D$3])^[.$D$4]" office:value-type="float" office:value="-0.614125" calcext:value-type="float">
            <text:p>-0.614125</text:p>
          </table:table-cell>
          <table:table-cell table:style-name="ce2" table:formula="of:=(([.A44]*[.$E$2]) + [.$E$3])^[.$E$4]" office:value-type="float" office:value="0.52200625" calcext:value-type="float">
            <text:p>0.52200625</text:p>
          </table:table-cell>
          <table:table-cell table:number-columns-repeated="5"/>
        </table:table-row>
        <table:table-row table:style-name="ro1">
          <table:table-cell table:style-name="ce2" table:formula="of:=[.A44]-5" office:value-type="float" office:value="-90" calcext:value-type="float">
            <text:p>-90</text:p>
          </table:table-cell>
          <table:table-cell table:style-name="ce2"/>
          <table:table-cell table:style-name="ce2" table:formula="of:=(([.A45]*[.$C$2]) + [.$C$3])^[.$C$4]" office:value-type="float" office:value="-0.9" calcext:value-type="float">
            <text:p>-0.9</text:p>
          </table:table-cell>
          <table:table-cell table:style-name="ce2" table:formula="of:=(([.A45]*[.$D$2]) + [.$D$3])^[.$D$4]" office:value-type="float" office:value="-0.729" calcext:value-type="float">
            <text:p>-0.729</text:p>
          </table:table-cell>
          <table:table-cell table:style-name="ce2" table:formula="of:=(([.A45]*[.$E$2]) + [.$E$3])^[.$E$4]" office:value-type="float" office:value="0.6561" calcext:value-type="float">
            <text:p>0.6561</text:p>
          </table:table-cell>
          <table:table-cell table:number-columns-repeated="5"/>
        </table:table-row>
        <table:table-row table:style-name="ro1">
          <table:table-cell table:style-name="ce2" table:formula="of:=[.A45]-5" office:value-type="float" office:value="-95" calcext:value-type="float">
            <text:p>-95</text:p>
          </table:table-cell>
          <table:table-cell table:style-name="ce2"/>
          <table:table-cell table:style-name="ce2" table:formula="of:=(([.A46]*[.$C$2]) + [.$C$3])^[.$C$4]" office:value-type="float" office:value="-0.95" calcext:value-type="float">
            <text:p>-0.95</text:p>
          </table:table-cell>
          <table:table-cell table:style-name="ce2" table:formula="of:=(([.A46]*[.$D$2]) + [.$D$3])^[.$D$4]" office:value-type="float" office:value="-0.857375" calcext:value-type="float">
            <text:p>-0.857375</text:p>
          </table:table-cell>
          <table:table-cell table:style-name="ce2" table:formula="of:=(([.A46]*[.$E$2]) + [.$E$3])^[.$E$4]" office:value-type="float" office:value="0.81450625" calcext:value-type="float">
            <text:p>0.81450625</text:p>
          </table:table-cell>
          <table:table-cell table:number-columns-repeated="5"/>
        </table:table-row>
        <table:table-row table:style-name="ro1">
          <table:table-cell table:style-name="ce2" table:formula="of:=[.A46]-5" office:value-type="float" office:value="-100" calcext:value-type="float">
            <text:p>-100</text:p>
          </table:table-cell>
          <table:table-cell table:style-name="ce2"/>
          <table:table-cell table:style-name="ce2" table:formula="of:=(([.A47]*[.$C$2]) + [.$C$3])^[.$C$4]" office:value-type="float" office:value="-1" calcext:value-type="float">
            <text:p>-1</text:p>
          </table:table-cell>
          <table:table-cell table:style-name="ce2" table:formula="of:=(([.A47]*[.$D$2]) + [.$D$3])^[.$D$4]" office:value-type="float" office:value="-1" calcext:value-type="float">
            <text:p>-1</text:p>
          </table:table-cell>
          <table:table-cell table:style-name="ce2" table:formula="of:=(([.A47]*[.$E$2]) + [.$E$3])^[.$E$4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]-5" office:value-type="float" office:value="-105" calcext:value-type="float">
            <text:p>-105</text:p>
          </table:table-cell>
          <table:table-cell/>
          <table:table-cell table:formula="of:=(([.A48]*[.$C$2]) + [.$C$3])^[.$C$4]" office:value-type="float" office:value="-1.05" calcext:value-type="float">
            <text:p>-1.05</text:p>
          </table:table-cell>
          <table:table-cell table:formula="of:=(([.A48]*[.$D$2]) + [.$D$3])^[.$D$4]" office:value-type="float" office:value="-1.157625" calcext:value-type="float">
            <text:p>-1.157625</text:p>
          </table:table-cell>
          <table:table-cell table:formula="of:=(([.A48]*[.$E$2]) + [.$E$3])^[.$E$4]" office:value-type="float" office:value="1.21550625" calcext:value-type="float">
            <text:p>1.21550625</text:p>
          </table:table-cell>
          <table:table-cell table:number-columns-repeated="5"/>
        </table:table-row>
        <table:table-row table:style-name="ro1">
          <table:table-cell table:formula="of:=[.A48]-5" office:value-type="float" office:value="-110" calcext:value-type="float">
            <text:p>-110</text:p>
          </table:table-cell>
          <table:table-cell/>
          <table:table-cell table:formula="of:=(([.A49]*[.$C$2]) + [.$C$3])^[.$C$4]" office:value-type="float" office:value="-1.1" calcext:value-type="float">
            <text:p>-1.1</text:p>
          </table:table-cell>
          <table:table-cell table:formula="of:=(([.A49]*[.$D$2]) + [.$D$3])^[.$D$4]" office:value-type="float" office:value="-1.331" calcext:value-type="float">
            <text:p>-1.331</text:p>
          </table:table-cell>
          <table:table-cell table:formula="of:=(([.A49]*[.$E$2]) + [.$E$3])^[.$E$4]" office:value-type="float" office:value="1.4641" calcext:value-type="float">
            <text:p>1.4641</text:p>
          </table:table-cell>
          <table:table-cell table:number-columns-repeated="5"/>
        </table:table-row>
        <table:table-row table:style-name="ro1">
          <table:table-cell table:formula="of:=[.A49]-5" office:value-type="float" office:value="-115" calcext:value-type="float">
            <text:p>-115</text:p>
          </table:table-cell>
          <table:table-cell/>
          <table:table-cell table:formula="of:=(([.A50]*[.$C$2]) + [.$C$3])^[.$C$4]" office:value-type="float" office:value="-1.15" calcext:value-type="float">
            <text:p>-1.15</text:p>
          </table:table-cell>
          <table:table-cell table:formula="of:=(([.A50]*[.$D$2]) + [.$D$3])^[.$D$4]" office:value-type="float" office:value="-1.520875" calcext:value-type="float">
            <text:p>-1.520875</text:p>
          </table:table-cell>
          <table:table-cell table:formula="of:=(([.A50]*[.$E$2]) + [.$E$3])^[.$E$4]" office:value-type="float" office:value="1.74900625" calcext:value-type="float">
            <text:p>1.74900625</text:p>
          </table:table-cell>
          <table:table-cell table:number-columns-repeated="5"/>
        </table:table-row>
        <table:table-row table:style-name="ro1">
          <table:table-cell table:formula="of:=[.A50]-5" office:value-type="float" office:value="-120" calcext:value-type="float">
            <text:p>-120</text:p>
          </table:table-cell>
          <table:table-cell/>
          <table:table-cell table:formula="of:=(([.A51]*[.$C$2]) + [.$C$3])^[.$C$4]" office:value-type="float" office:value="-1.2" calcext:value-type="float">
            <text:p>-1.2</text:p>
          </table:table-cell>
          <table:table-cell table:formula="of:=(([.A51]*[.$D$2]) + [.$D$3])^[.$D$4]" office:value-type="float" office:value="-1.728" calcext:value-type="float">
            <text:p>-1.728</text:p>
          </table:table-cell>
          <table:table-cell table:formula="of:=(([.A51]*[.$E$2]) + [.$E$3])^[.$E$4]" office:value-type="float" office:value="2.0736" calcext:value-type="float">
            <text:p>2.0736</text:p>
          </table:table-cell>
          <table:table-cell table:number-columns-repeated="5"/>
        </table:table-row>
        <table:table-row table:style-name="ro1">
          <table:table-cell table:formula="of:=[.A51]-5" office:value-type="float" office:value="-125" calcext:value-type="float">
            <text:p>-125</text:p>
          </table:table-cell>
          <table:table-cell/>
          <table:table-cell table:formula="of:=(([.A52]*[.$C$2]) + [.$C$3])^[.$C$4]" office:value-type="float" office:value="-1.25" calcext:value-type="float">
            <text:p>-1.25</text:p>
          </table:table-cell>
          <table:table-cell table:formula="of:=(([.A52]*[.$D$2]) + [.$D$3])^[.$D$4]" office:value-type="float" office:value="-1.953125" calcext:value-type="float">
            <text:p>-1.953125</text:p>
          </table:table-cell>
          <table:table-cell table:formula="of:=(([.A52]*[.$E$2]) + [.$E$3])^[.$E$4]" office:value-type="float" office:value="2.44140625" calcext:value-type="float">
            <text:p>2.44140625</text:p>
          </table:table-cell>
          <table:table-cell table:number-columns-repeated="5"/>
        </table:table-row>
        <table:table-row table:style-name="ro1">
          <table:table-cell table:formula="of:=[.A52]-5" office:value-type="float" office:value="-130" calcext:value-type="float">
            <text:p>-130</text:p>
          </table:table-cell>
          <table:table-cell/>
          <table:table-cell table:formula="of:=(([.A53]*[.$C$2]) + [.$C$3])^[.$C$4]" office:value-type="float" office:value="-1.3" calcext:value-type="float">
            <text:p>-1.3</text:p>
          </table:table-cell>
          <table:table-cell table:formula="of:=(([.A53]*[.$D$2]) + [.$D$3])^[.$D$4]" office:value-type="float" office:value="-2.197" calcext:value-type="float">
            <text:p>-2.197</text:p>
          </table:table-cell>
          <table:table-cell table:formula="of:=(([.A53]*[.$E$2]) + [.$E$3])^[.$E$4]" office:value-type="float" office:value="2.8561" calcext:value-type="float">
            <text:p>2.8561</text:p>
          </table:table-cell>
          <table:table-cell table:number-columns-repeated="5"/>
        </table:table-row>
        <table:table-row table:style-name="ro1">
          <table:table-cell table:formula="of:=[.A53]-5" office:value-type="float" office:value="-135" calcext:value-type="float">
            <text:p>-135</text:p>
          </table:table-cell>
          <table:table-cell/>
          <table:table-cell table:formula="of:=(([.A54]*[.$C$2]) + [.$C$3])^[.$C$4]" office:value-type="float" office:value="-1.35" calcext:value-type="float">
            <text:p>-1.35</text:p>
          </table:table-cell>
          <table:table-cell table:formula="of:=(([.A54]*[.$D$2]) + [.$D$3])^[.$D$4]" office:value-type="float" office:value="-2.460375" calcext:value-type="float">
            <text:p>-2.460375</text:p>
          </table:table-cell>
          <table:table-cell table:formula="of:=(([.A54]*[.$E$2]) + [.$E$3])^[.$E$4]" office:value-type="float" office:value="3.32150625" calcext:value-type="float">
            <text:p>3.32150625</text:p>
          </table:table-cell>
          <table:table-cell table:number-columns-repeated="5"/>
        </table:table-row>
        <table:table-row table:style-name="ro1">
          <table:table-cell table:formula="of:=[.A54]-5" office:value-type="float" office:value="-140" calcext:value-type="float">
            <text:p>-140</text:p>
          </table:table-cell>
          <table:table-cell/>
          <table:table-cell table:formula="of:=(([.A55]*[.$C$2]) + [.$C$3])^[.$C$4]" office:value-type="float" office:value="-1.4" calcext:value-type="float">
            <text:p>-1.4</text:p>
          </table:table-cell>
          <table:table-cell table:formula="of:=(([.A55]*[.$D$2]) + [.$D$3])^[.$D$4]" office:value-type="float" office:value="-2.744" calcext:value-type="float">
            <text:p>-2.744</text:p>
          </table:table-cell>
          <table:table-cell table:formula="of:=(([.A55]*[.$E$2]) + [.$E$3])^[.$E$4]" office:value-type="float" office:value="3.8416" calcext:value-type="float">
            <text:p>3.8416</text:p>
          </table:table-cell>
          <table:table-cell table:number-columns-repeated="5"/>
        </table:table-row>
        <table:table-row table:style-name="ro1">
          <table:table-cell table:formula="of:=[.A55]-5" office:value-type="float" office:value="-145" calcext:value-type="float">
            <text:p>-145</text:p>
          </table:table-cell>
          <table:table-cell/>
          <table:table-cell table:formula="of:=(([.A56]*[.$C$2]) + [.$C$3])^[.$C$4]" office:value-type="float" office:value="-1.45" calcext:value-type="float">
            <text:p>-1.45</text:p>
          </table:table-cell>
          <table:table-cell table:formula="of:=(([.A56]*[.$D$2]) + [.$D$3])^[.$D$4]" office:value-type="float" office:value="-3.048625" calcext:value-type="float">
            <text:p>-3.048625</text:p>
          </table:table-cell>
          <table:table-cell table:formula="of:=(([.A56]*[.$E$2]) + [.$E$3])^[.$E$4]" office:value-type="float" office:value="4.42050625" calcext:value-type="float">
            <text:p>4.42050625</text:p>
          </table:table-cell>
          <table:table-cell table:number-columns-repeated="5"/>
        </table:table-row>
        <table:table-row table:style-name="ro1">
          <table:table-cell table:formula="of:=[.A56]-5" office:value-type="float" office:value="-150" calcext:value-type="float">
            <text:p>-150</text:p>
          </table:table-cell>
          <table:table-cell/>
          <table:table-cell table:formula="of:=(([.A57]*[.$C$2]) + [.$C$3])^[.$C$4]" office:value-type="float" office:value="-1.5" calcext:value-type="float">
            <text:p>-1.5</text:p>
          </table:table-cell>
          <table:table-cell table:formula="of:=(([.A57]*[.$D$2]) + [.$D$3])^[.$D$4]" office:value-type="float" office:value="-3.375" calcext:value-type="float">
            <text:p>-3.375</text:p>
          </table:table-cell>
          <table:table-cell table:formula="of:=(([.A57]*[.$E$2]) + [.$E$3])^[.$E$4]" office:value-type="float" office:value="5.0625" calcext:value-type="float">
            <text:p>5.0625</text:p>
          </table:table-cell>
          <table:table-cell table:number-columns-repeated="5"/>
        </table:table-row>
        <table:table-row table:style-name="ro1">
          <table:table-cell table:formula="of:=[.A57]-5" office:value-type="float" office:value="-155" calcext:value-type="float">
            <text:p>-155</text:p>
          </table:table-cell>
          <table:table-cell/>
          <table:table-cell table:formula="of:=(([.A58]*[.$C$2]) + [.$C$3])^[.$C$4]" office:value-type="float" office:value="-1.55" calcext:value-type="float">
            <text:p>-1.55</text:p>
          </table:table-cell>
          <table:table-cell table:formula="of:=(([.A58]*[.$D$2]) + [.$D$3])^[.$D$4]" office:value-type="float" office:value="-3.723875" calcext:value-type="float">
            <text:p>-3.723875</text:p>
          </table:table-cell>
          <table:table-cell table:formula="of:=(([.A58]*[.$E$2]) + [.$E$3])^[.$E$4]" office:value-type="float" office:value="5.77200625" calcext:value-type="float">
            <text:p>5.77200625</text:p>
          </table:table-cell>
          <table:table-cell table:number-columns-repeated="5"/>
        </table:table-row>
        <table:table-row table:style-name="ro1">
          <table:table-cell table:formula="of:=[.A58]-5" office:value-type="float" office:value="-160" calcext:value-type="float">
            <text:p>-160</text:p>
          </table:table-cell>
          <table:table-cell/>
          <table:table-cell table:formula="of:=(([.A59]*[.$C$2]) + [.$C$3])^[.$C$4]" office:value-type="float" office:value="-1.6" calcext:value-type="float">
            <text:p>-1.6</text:p>
          </table:table-cell>
          <table:table-cell table:formula="of:=(([.A59]*[.$D$2]) + [.$D$3])^[.$D$4]" office:value-type="float" office:value="-4.096" calcext:value-type="float">
            <text:p>-4.096</text:p>
          </table:table-cell>
          <table:table-cell table:formula="of:=(([.A59]*[.$E$2]) + [.$E$3])^[.$E$4]" office:value-type="float" office:value="6.5536" calcext:value-type="float">
            <text:p>6.5536</text:p>
          </table:table-cell>
          <table:table-cell table:number-columns-repeated="5"/>
        </table:table-row>
        <table:table-row table:style-name="ro1">
          <table:table-cell table:formula="of:=[.A59]-5" office:value-type="float" office:value="-165" calcext:value-type="float">
            <text:p>-165</text:p>
          </table:table-cell>
          <table:table-cell/>
          <table:table-cell table:formula="of:=(([.A60]*[.$C$2]) + [.$C$3])^[.$C$4]" office:value-type="float" office:value="-1.65" calcext:value-type="float">
            <text:p>-1.65</text:p>
          </table:table-cell>
          <table:table-cell table:formula="of:=(([.A60]*[.$D$2]) + [.$D$3])^[.$D$4]" office:value-type="float" office:value="-4.492125" calcext:value-type="float">
            <text:p>-4.492125</text:p>
          </table:table-cell>
          <table:table-cell table:formula="of:=(([.A60]*[.$E$2]) + [.$E$3])^[.$E$4]" office:value-type="float" office:value="7.41200625" calcext:value-type="float">
            <text:p>7.41200625</text:p>
          </table:table-cell>
          <table:table-cell table:number-columns-repeated="5"/>
        </table:table-row>
        <table:table-row table:style-name="ro1">
          <table:table-cell table:formula="of:=[.A60]-5" office:value-type="float" office:value="-170" calcext:value-type="float">
            <text:p>-170</text:p>
          </table:table-cell>
          <table:table-cell/>
          <table:table-cell table:formula="of:=(([.A61]*[.$C$2]) + [.$C$3])^[.$C$4]" office:value-type="float" office:value="-1.7" calcext:value-type="float">
            <text:p>-1.7</text:p>
          </table:table-cell>
          <table:table-cell table:formula="of:=(([.A61]*[.$D$2]) + [.$D$3])^[.$D$4]" office:value-type="float" office:value="-4.913" calcext:value-type="float">
            <text:p>-4.913</text:p>
          </table:table-cell>
          <table:table-cell table:formula="of:=(([.A61]*[.$E$2]) + [.$E$3])^[.$E$4]" office:value-type="float" office:value="8.3521" calcext:value-type="float">
            <text:p>8.3521</text:p>
          </table:table-cell>
          <table:table-cell table:number-columns-repeated="5"/>
        </table:table-row>
        <table:table-row table:style-name="ro1">
          <table:table-cell table:formula="of:=[.A61]-5" office:value-type="float" office:value="-175" calcext:value-type="float">
            <text:p>-175</text:p>
          </table:table-cell>
          <table:table-cell/>
          <table:table-cell table:formula="of:=(([.A62]*[.$C$2]) + [.$C$3])^[.$C$4]" office:value-type="float" office:value="-1.75" calcext:value-type="float">
            <text:p>-1.75</text:p>
          </table:table-cell>
          <table:table-cell table:formula="of:=(([.A62]*[.$D$2]) + [.$D$3])^[.$D$4]" office:value-type="float" office:value="-5.359375" calcext:value-type="float">
            <text:p>-5.359375</text:p>
          </table:table-cell>
          <table:table-cell table:formula="of:=(([.A62]*[.$E$2]) + [.$E$3])^[.$E$4]" office:value-type="float" office:value="9.37890625" calcext:value-type="float">
            <text:p>9.37890625</text:p>
          </table:table-cell>
          <table:table-cell table:number-columns-repeated="5"/>
        </table:table-row>
        <table:table-row table:style-name="ro1">
          <table:table-cell table:formula="of:=[.A62]-5" office:value-type="float" office:value="-180" calcext:value-type="float">
            <text:p>-180</text:p>
          </table:table-cell>
          <table:table-cell/>
          <table:table-cell table:formula="of:=(([.A63]*[.$C$2]) + [.$C$3])^[.$C$4]" office:value-type="float" office:value="-1.8" calcext:value-type="float">
            <text:p>-1.8</text:p>
          </table:table-cell>
          <table:table-cell table:formula="of:=(([.A63]*[.$D$2]) + [.$D$3])^[.$D$4]" office:value-type="float" office:value="-5.832" calcext:value-type="float">
            <text:p>-5.832</text:p>
          </table:table-cell>
          <table:table-cell table:formula="of:=(([.A63]*[.$E$2]) + [.$E$3])^[.$E$4]" office:value-type="float" office:value="10.4976" calcext:value-type="float">
            <text:p>10.4976</text:p>
          </table:table-cell>
          <table:table-cell table:number-columns-repeated="5"/>
        </table:table-row>
        <table:table-row table:style-name="ro1">
          <table:table-cell table:formula="of:=[.A63]-5" office:value-type="float" office:value="-185" calcext:value-type="float">
            <text:p>-185</text:p>
          </table:table-cell>
          <table:table-cell/>
          <table:table-cell table:formula="of:=(([.A64]*[.$C$2]) + [.$C$3])^[.$C$4]" office:value-type="float" office:value="-1.85" calcext:value-type="float">
            <text:p>-1.85</text:p>
          </table:table-cell>
          <table:table-cell table:formula="of:=(([.A64]*[.$D$2]) + [.$D$3])^[.$D$4]" office:value-type="float" office:value="-6.331625" calcext:value-type="float">
            <text:p>-6.331625</text:p>
          </table:table-cell>
          <table:table-cell table:formula="of:=(([.A64]*[.$E$2]) + [.$E$3])^[.$E$4]" office:value-type="float" office:value="11.71350625" calcext:value-type="float">
            <text:p>11.71350625</text:p>
          </table:table-cell>
          <table:table-cell table:number-columns-repeated="5"/>
        </table:table-row>
        <table:table-row table:style-name="ro1">
          <table:table-cell table:formula="of:=[.A64]-5" office:value-type="float" office:value="-190" calcext:value-type="float">
            <text:p>-190</text:p>
          </table:table-cell>
          <table:table-cell/>
          <table:table-cell table:formula="of:=(([.A65]*[.$C$2]) + [.$C$3])^[.$C$4]" office:value-type="float" office:value="-1.9" calcext:value-type="float">
            <text:p>-1.9</text:p>
          </table:table-cell>
          <table:table-cell table:formula="of:=(([.A65]*[.$D$2]) + [.$D$3])^[.$D$4]" office:value-type="float" office:value="-6.859" calcext:value-type="float">
            <text:p>-6.859</text:p>
          </table:table-cell>
          <table:table-cell table:formula="of:=(([.A65]*[.$E$2]) + [.$E$3])^[.$E$4]" office:value-type="float" office:value="13.0321" calcext:value-type="float">
            <text:p>13.0321</text:p>
          </table:table-cell>
          <table:table-cell table:number-columns-repeated="5"/>
        </table:table-row>
        <table:table-row table:style-name="ro1">
          <table:table-cell table:formula="of:=[.A65]-5" office:value-type="float" office:value="-195" calcext:value-type="float">
            <text:p>-195</text:p>
          </table:table-cell>
          <table:table-cell/>
          <table:table-cell table:formula="of:=(([.A66]*[.$C$2]) + [.$C$3])^[.$C$4]" office:value-type="float" office:value="-1.95" calcext:value-type="float">
            <text:p>-1.95</text:p>
          </table:table-cell>
          <table:table-cell table:formula="of:=(([.A66]*[.$D$2]) + [.$D$3])^[.$D$4]" office:value-type="float" office:value="-7.414875" calcext:value-type="float">
            <text:p>-7.414875</text:p>
          </table:table-cell>
          <table:table-cell table:formula="of:=(([.A66]*[.$E$2]) + [.$E$3])^[.$E$4]" office:value-type="float" office:value="14.45900625" calcext:value-type="float">
            <text:p>14.45900625</text:p>
          </table:table-cell>
          <table:table-cell table:number-columns-repeated="5"/>
        </table:table-row>
        <table:table-row table:style-name="ro1">
          <table:table-cell table:formula="of:=[.A66]-5" office:value-type="float" office:value="-200" calcext:value-type="float">
            <text:p>-200</text:p>
          </table:table-cell>
          <table:table-cell/>
          <table:table-cell table:formula="of:=(([.A67]*[.$C$2]) + [.$C$3])^[.$C$4]" office:value-type="float" office:value="-2" calcext:value-type="float">
            <text:p>-2</text:p>
          </table:table-cell>
          <table:table-cell table:formula="of:=(([.A67]*[.$D$2]) + [.$D$3])^[.$D$4]" office:value-type="float" office:value="-8" calcext:value-type="float">
            <text:p>-8</text:p>
          </table:table-cell>
          <table:table-cell table:formula="of:=(([.A67]*[.$E$2]) + [.$E$3])^[.$E$4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67]-5" office:value-type="float" office:value="-205" calcext:value-type="float">
            <text:p>-205</text:p>
          </table:table-cell>
          <table:table-cell/>
          <table:table-cell table:formula="of:=(([.A68]*[.$C$2]) + [.$C$3])^[.$C$4]" office:value-type="float" office:value="-2.05" calcext:value-type="float">
            <text:p>-2.05</text:p>
          </table:table-cell>
          <table:table-cell table:formula="of:=(([.A68]*[.$D$2]) + [.$D$3])^[.$D$4]" office:value-type="float" office:value="-8.615125" calcext:value-type="float">
            <text:p>-8.615125</text:p>
          </table:table-cell>
          <table:table-cell table:formula="of:=(([.A68]*[.$E$2]) + [.$E$3])^[.$E$4]" office:value-type="float" office:value="17.66100625" calcext:value-type="float">
            <text:p>17.66100625</text:p>
          </table:table-cell>
          <table:table-cell table:number-columns-repeated="5"/>
        </table:table-row>
        <table:table-row table:style-name="ro1">
          <table:table-cell table:formula="of:=[.A68]-5" office:value-type="float" office:value="-210" calcext:value-type="float">
            <text:p>-210</text:p>
          </table:table-cell>
          <table:table-cell/>
          <table:table-cell table:formula="of:=(([.A69]*[.$C$2]) + [.$C$3])^[.$C$4]" office:value-type="float" office:value="-2.1" calcext:value-type="float">
            <text:p>-2.1</text:p>
          </table:table-cell>
          <table:table-cell table:formula="of:=(([.A69]*[.$D$2]) + [.$D$3])^[.$D$4]" office:value-type="float" office:value="-9.261" calcext:value-type="float">
            <text:p>-9.261</text:p>
          </table:table-cell>
          <table:table-cell table:formula="of:=(([.A69]*[.$E$2]) + [.$E$3])^[.$E$4]" office:value-type="float" office:value="19.4481" calcext:value-type="float">
            <text:p>19.4481</text:p>
          </table:table-cell>
          <table:table-cell table:number-columns-repeated="5"/>
        </table:table-row>
        <table:table-row table:style-name="ro1">
          <table:table-cell table:formula="of:=[.A69]-5" office:value-type="float" office:value="-215" calcext:value-type="float">
            <text:p>-215</text:p>
          </table:table-cell>
          <table:table-cell/>
          <table:table-cell table:formula="of:=(([.A70]*[.$C$2]) + [.$C$3])^[.$C$4]" office:value-type="float" office:value="-2.15" calcext:value-type="float">
            <text:p>-2.15</text:p>
          </table:table-cell>
          <table:table-cell table:formula="of:=(([.A70]*[.$D$2]) + [.$D$3])^[.$D$4]" office:value-type="float" office:value="-9.938375" calcext:value-type="float">
            <text:p>-9.938375</text:p>
          </table:table-cell>
          <table:table-cell table:formula="of:=(([.A70]*[.$E$2]) + [.$E$3])^[.$E$4]" office:value-type="float" office:value="21.36750625" calcext:value-type="float">
            <text:p>21.36750625</text:p>
          </table:table-cell>
          <table:table-cell table:number-columns-repeated="5"/>
        </table:table-row>
        <table:table-row table:style-name="ro1">
          <table:table-cell table:formula="of:=[.A70]-5" office:value-type="float" office:value="-220" calcext:value-type="float">
            <text:p>-220</text:p>
          </table:table-cell>
          <table:table-cell/>
          <table:table-cell table:formula="of:=(([.A71]*[.$C$2]) + [.$C$3])^[.$C$4]" office:value-type="float" office:value="-2.2" calcext:value-type="float">
            <text:p>-2.2</text:p>
          </table:table-cell>
          <table:table-cell table:formula="of:=(([.A71]*[.$D$2]) + [.$D$3])^[.$D$4]" office:value-type="float" office:value="-10.648" calcext:value-type="float">
            <text:p>-10.648</text:p>
          </table:table-cell>
          <table:table-cell table:formula="of:=(([.A71]*[.$E$2]) + [.$E$3])^[.$E$4]" office:value-type="float" office:value="23.4256" calcext:value-type="float">
            <text:p>23.4256</text:p>
          </table:table-cell>
          <table:table-cell table:number-columns-repeated="5"/>
        </table:table-row>
        <table:table-row table:style-name="ro1">
          <table:table-cell table:formula="of:=[.A71]-5" office:value-type="float" office:value="-225" calcext:value-type="float">
            <text:p>-225</text:p>
          </table:table-cell>
          <table:table-cell/>
          <table:table-cell table:formula="of:=(([.A72]*[.$C$2]) + [.$C$3])^[.$C$4]" office:value-type="float" office:value="-2.25" calcext:value-type="float">
            <text:p>-2.25</text:p>
          </table:table-cell>
          <table:table-cell table:formula="of:=(([.A72]*[.$D$2]) + [.$D$3])^[.$D$4]" office:value-type="float" office:value="-11.390625" calcext:value-type="float">
            <text:p>-11.390625</text:p>
          </table:table-cell>
          <table:table-cell table:formula="of:=(([.A72]*[.$E$2]) + [.$E$3])^[.$E$4]" office:value-type="float" office:value="25.62890625" calcext:value-type="float">
            <text:p>25.62890625</text:p>
          </table:table-cell>
          <table:table-cell table:number-columns-repeated="5"/>
        </table:table-row>
        <table:table-row table:style-name="ro1">
          <table:table-cell table:formula="of:=[.A72]-5" office:value-type="float" office:value="-230" calcext:value-type="float">
            <text:p>-230</text:p>
          </table:table-cell>
          <table:table-cell/>
          <table:table-cell table:formula="of:=(([.A73]*[.$C$2]) + [.$C$3])^[.$C$4]" office:value-type="float" office:value="-2.3" calcext:value-type="float">
            <text:p>-2.3</text:p>
          </table:table-cell>
          <table:table-cell table:formula="of:=(([.A73]*[.$D$2]) + [.$D$3])^[.$D$4]" office:value-type="float" office:value="-12.167" calcext:value-type="float">
            <text:p>-12.167</text:p>
          </table:table-cell>
          <table:table-cell table:formula="of:=(([.A73]*[.$E$2]) + [.$E$3])^[.$E$4]" office:value-type="float" office:value="27.9841" calcext:value-type="float">
            <text:p>27.9841</text:p>
          </table:table-cell>
          <table:table-cell table:number-columns-repeated="5"/>
        </table:table-row>
        <table:table-row table:style-name="ro1">
          <table:table-cell table:formula="of:=[.A73]-5" office:value-type="float" office:value="-235" calcext:value-type="float">
            <text:p>-235</text:p>
          </table:table-cell>
          <table:table-cell/>
          <table:table-cell table:formula="of:=(([.A74]*[.$C$2]) + [.$C$3])^[.$C$4]" office:value-type="float" office:value="-2.35" calcext:value-type="float">
            <text:p>-2.35</text:p>
          </table:table-cell>
          <table:table-cell table:formula="of:=(([.A74]*[.$D$2]) + [.$D$3])^[.$D$4]" office:value-type="float" office:value="-12.977875" calcext:value-type="float">
            <text:p>-12.977875</text:p>
          </table:table-cell>
          <table:table-cell table:formula="of:=(([.A74]*[.$E$2]) + [.$E$3])^[.$E$4]" office:value-type="float" office:value="30.49800625" calcext:value-type="float">
            <text:p>30.49800625</text:p>
          </table:table-cell>
          <table:table-cell table:number-columns-repeated="5"/>
        </table:table-row>
        <table:table-row table:style-name="ro1">
          <table:table-cell table:formula="of:=[.A74]-5" office:value-type="float" office:value="-240" calcext:value-type="float">
            <text:p>-240</text:p>
          </table:table-cell>
          <table:table-cell/>
          <table:table-cell table:formula="of:=(([.A75]*[.$C$2]) + [.$C$3])^[.$C$4]" office:value-type="float" office:value="-2.4" calcext:value-type="float">
            <text:p>-2.4</text:p>
          </table:table-cell>
          <table:table-cell table:formula="of:=(([.A75]*[.$D$2]) + [.$D$3])^[.$D$4]" office:value-type="float" office:value="-13.824" calcext:value-type="float">
            <text:p>-13.824</text:p>
          </table:table-cell>
          <table:table-cell table:formula="of:=(([.A75]*[.$E$2]) + [.$E$3])^[.$E$4]" office:value-type="float" office:value="33.1776" calcext:value-type="float">
            <text:p>33.1776</text:p>
          </table:table-cell>
          <table:table-cell table:number-columns-repeated="5"/>
        </table:table-row>
        <table:table-row table:style-name="ro1">
          <table:table-cell table:formula="of:=[.A75]-5" office:value-type="float" office:value="-245" calcext:value-type="float">
            <text:p>-245</text:p>
          </table:table-cell>
          <table:table-cell/>
          <table:table-cell table:formula="of:=(([.A76]*[.$C$2]) + [.$C$3])^[.$C$4]" office:value-type="float" office:value="-2.45" calcext:value-type="float">
            <text:p>-2.45</text:p>
          </table:table-cell>
          <table:table-cell table:formula="of:=(([.A76]*[.$D$2]) + [.$D$3])^[.$D$4]" office:value-type="float" office:value="-14.706125" calcext:value-type="float">
            <text:p>-14.706125</text:p>
          </table:table-cell>
          <table:table-cell table:formula="of:=(([.A76]*[.$E$2]) + [.$E$3])^[.$E$4]" office:value-type="float" office:value="36.03000625" calcext:value-type="float">
            <text:p>36.03000625</text:p>
          </table:table-cell>
          <table:table-cell table:number-columns-repeated="5"/>
        </table:table-row>
        <table:table-row table:style-name="ro1">
          <table:table-cell table:formula="of:=[.A76]-5" office:value-type="float" office:value="-250" calcext:value-type="float">
            <text:p>-250</text:p>
          </table:table-cell>
          <table:table-cell/>
          <table:table-cell table:formula="of:=(([.A77]*[.$C$2]) + [.$C$3])^[.$C$4]" office:value-type="float" office:value="-2.5" calcext:value-type="float">
            <text:p>-2.5</text:p>
          </table:table-cell>
          <table:table-cell table:formula="of:=(([.A77]*[.$D$2]) + [.$D$3])^[.$D$4]" office:value-type="float" office:value="-15.625" calcext:value-type="float">
            <text:p>-15.625</text:p>
          </table:table-cell>
          <table:table-cell table:formula="of:=(([.A77]*[.$E$2]) + [.$E$3])^[.$E$4]" office:value-type="float" office:value="39.0625" calcext:value-type="float">
            <text:p>39.0625</text:p>
          </table:table-cell>
          <table:table-cell table:number-columns-repeated="5"/>
        </table:table-row>
        <table:table-row table:style-name="ro1">
          <table:table-cell table:formula="of:=[.A77]-5" office:value-type="float" office:value="-255" calcext:value-type="float">
            <text:p>-255</text:p>
          </table:table-cell>
          <table:table-cell/>
          <table:table-cell table:formula="of:=(([.A78]*[.$C$2]) + [.$C$3])^[.$C$4]" office:value-type="float" office:value="-2.55" calcext:value-type="float">
            <text:p>-2.55</text:p>
          </table:table-cell>
          <table:table-cell table:formula="of:=(([.A78]*[.$D$2]) + [.$D$3])^[.$D$4]" office:value-type="float" office:value="-16.581375" calcext:value-type="float">
            <text:p>-16.581375</text:p>
          </table:table-cell>
          <table:table-cell table:formula="of:=(([.A78]*[.$E$2]) + [.$E$3])^[.$E$4]" office:value-type="float" office:value="42.28250625" calcext:value-type="float">
            <text:p>42.28250625</text:p>
          </table:table-cell>
          <table:table-cell table:number-columns-repeated="5"/>
        </table:table-row>
        <table:table-row table:style-name="ro1">
          <table:table-cell table:formula="of:=[.A78]-5" office:value-type="float" office:value="-260" calcext:value-type="float">
            <text:p>-260</text:p>
          </table:table-cell>
          <table:table-cell/>
          <table:table-cell table:formula="of:=(([.A79]*[.$C$2]) + [.$C$3])^[.$C$4]" office:value-type="float" office:value="-2.6" calcext:value-type="float">
            <text:p>-2.6</text:p>
          </table:table-cell>
          <table:table-cell table:formula="of:=(([.A79]*[.$D$2]) + [.$D$3])^[.$D$4]" office:value-type="float" office:value="-17.576" calcext:value-type="float">
            <text:p>-17.576</text:p>
          </table:table-cell>
          <table:table-cell table:formula="of:=(([.A79]*[.$E$2]) + [.$E$3])^[.$E$4]" office:value-type="float" office:value="45.6976" calcext:value-type="float">
            <text:p>45.6976</text:p>
          </table:table-cell>
          <table:table-cell table:number-columns-repeated="5"/>
        </table:table-row>
        <table:table-row table:style-name="ro1">
          <table:table-cell table:formula="of:=[.A79]-5" office:value-type="float" office:value="-265" calcext:value-type="float">
            <text:p>-265</text:p>
          </table:table-cell>
          <table:table-cell/>
          <table:table-cell table:formula="of:=(([.A80]*[.$C$2]) + [.$C$3])^[.$C$4]" office:value-type="float" office:value="-2.65" calcext:value-type="float">
            <text:p>-2.65</text:p>
          </table:table-cell>
          <table:table-cell table:formula="of:=(([.A80]*[.$D$2]) + [.$D$3])^[.$D$4]" office:value-type="float" office:value="-18.609625" calcext:value-type="float">
            <text:p>-18.609625</text:p>
          </table:table-cell>
          <table:table-cell table:formula="of:=(([.A80]*[.$E$2]) + [.$E$3])^[.$E$4]" office:value-type="float" office:value="49.31550625" calcext:value-type="float">
            <text:p>49.31550625</text:p>
          </table:table-cell>
          <table:table-cell table:number-columns-repeated="5"/>
        </table:table-row>
        <table:table-row table:style-name="ro1">
          <table:table-cell table:formula="of:=[.A80]-5" office:value-type="float" office:value="-270" calcext:value-type="float">
            <text:p>-270</text:p>
          </table:table-cell>
          <table:table-cell/>
          <table:table-cell table:formula="of:=(([.A81]*[.$C$2]) + [.$C$3])^[.$C$4]" office:value-type="float" office:value="-2.7" calcext:value-type="float">
            <text:p>-2.7</text:p>
          </table:table-cell>
          <table:table-cell table:formula="of:=(([.A81]*[.$D$2]) + [.$D$3])^[.$D$4]" office:value-type="float" office:value="-19.683" calcext:value-type="float">
            <text:p>-19.683</text:p>
          </table:table-cell>
          <table:table-cell table:formula="of:=(([.A81]*[.$E$2]) + [.$E$3])^[.$E$4]" office:value-type="float" office:value="53.1441" calcext:value-type="float">
            <text:p>53.1441</text:p>
          </table:table-cell>
          <table:table-cell table:number-columns-repeated="5"/>
        </table:table-row>
        <table:table-row table:style-name="ro1">
          <table:table-cell table:formula="of:=[.A81]-5" office:value-type="float" office:value="-275" calcext:value-type="float">
            <text:p>-275</text:p>
          </table:table-cell>
          <table:table-cell/>
          <table:table-cell table:formula="of:=(([.A82]*[.$C$2]) + [.$C$3])^[.$C$4]" office:value-type="float" office:value="-2.75" calcext:value-type="float">
            <text:p>-2.75</text:p>
          </table:table-cell>
          <table:table-cell table:formula="of:=(([.A82]*[.$D$2]) + [.$D$3])^[.$D$4]" office:value-type="float" office:value="-20.796875" calcext:value-type="float">
            <text:p>-20.796875</text:p>
          </table:table-cell>
          <table:table-cell table:formula="of:=(([.A82]*[.$E$2]) + [.$E$3])^[.$E$4]" office:value-type="float" office:value="57.19140625" calcext:value-type="float">
            <text:p>57.19140625</text:p>
          </table:table-cell>
          <table:table-cell table:number-columns-repeated="5"/>
        </table:table-row>
        <table:table-row table:style-name="ro1">
          <table:table-cell table:formula="of:=[.A82]-5" office:value-type="float" office:value="-280" calcext:value-type="float">
            <text:p>-280</text:p>
          </table:table-cell>
          <table:table-cell/>
          <table:table-cell table:formula="of:=(([.A83]*[.$C$2]) + [.$C$3])^[.$C$4]" office:value-type="float" office:value="-2.8" calcext:value-type="float">
            <text:p>-2.8</text:p>
          </table:table-cell>
          <table:table-cell table:formula="of:=(([.A83]*[.$D$2]) + [.$D$3])^[.$D$4]" office:value-type="float" office:value="-21.952" calcext:value-type="float">
            <text:p>-21.952</text:p>
          </table:table-cell>
          <table:table-cell table:formula="of:=(([.A83]*[.$E$2]) + [.$E$3])^[.$E$4]" office:value-type="float" office:value="61.4656" calcext:value-type="float">
            <text:p>61.4656</text:p>
          </table:table-cell>
          <table:table-cell table:number-columns-repeated="5"/>
        </table:table-row>
        <table:table-row table:style-name="ro1">
          <table:table-cell table:formula="of:=[.A83]-5" office:value-type="float" office:value="-285" calcext:value-type="float">
            <text:p>-285</text:p>
          </table:table-cell>
          <table:table-cell/>
          <table:table-cell table:formula="of:=(([.A84]*[.$C$2]) + [.$C$3])^[.$C$4]" office:value-type="float" office:value="-2.85" calcext:value-type="float">
            <text:p>-2.85</text:p>
          </table:table-cell>
          <table:table-cell table:formula="of:=(([.A84]*[.$D$2]) + [.$D$3])^[.$D$4]" office:value-type="float" office:value="-23.149125" calcext:value-type="float">
            <text:p>-23.149125</text:p>
          </table:table-cell>
          <table:table-cell table:formula="of:=(([.A84]*[.$E$2]) + [.$E$3])^[.$E$4]" office:value-type="float" office:value="65.97500625" calcext:value-type="float">
            <text:p>65.97500625</text:p>
          </table:table-cell>
          <table:table-cell table:number-columns-repeated="5"/>
        </table:table-row>
        <table:table-row table:style-name="ro1">
          <table:table-cell table:formula="of:=[.A84]-5" office:value-type="float" office:value="-290" calcext:value-type="float">
            <text:p>-290</text:p>
          </table:table-cell>
          <table:table-cell/>
          <table:table-cell table:formula="of:=(([.A85]*[.$C$2]) + [.$C$3])^[.$C$4]" office:value-type="float" office:value="-2.9" calcext:value-type="float">
            <text:p>-2.9</text:p>
          </table:table-cell>
          <table:table-cell table:formula="of:=(([.A85]*[.$D$2]) + [.$D$3])^[.$D$4]" office:value-type="float" office:value="-24.389" calcext:value-type="float">
            <text:p>-24.389</text:p>
          </table:table-cell>
          <table:table-cell table:formula="of:=(([.A85]*[.$E$2]) + [.$E$3])^[.$E$4]" office:value-type="float" office:value="70.7281" calcext:value-type="float">
            <text:p>70.7281</text:p>
          </table:table-cell>
          <table:table-cell table:number-columns-repeated="5"/>
        </table:table-row>
        <table:table-row table:style-name="ro1">
          <table:table-cell table:formula="of:=[.A85]-5" office:value-type="float" office:value="-295" calcext:value-type="float">
            <text:p>-295</text:p>
          </table:table-cell>
          <table:table-cell/>
          <table:table-cell table:formula="of:=(([.A86]*[.$C$2]) + [.$C$3])^[.$C$4]" office:value-type="float" office:value="-2.95" calcext:value-type="float">
            <text:p>-2.95</text:p>
          </table:table-cell>
          <table:table-cell table:formula="of:=(([.A86]*[.$D$2]) + [.$D$3])^[.$D$4]" office:value-type="float" office:value="-25.672375" calcext:value-type="float">
            <text:p>-25.672375</text:p>
          </table:table-cell>
          <table:table-cell table:formula="of:=(([.A86]*[.$E$2]) + [.$E$3])^[.$E$4]" office:value-type="float" office:value="75.73350625" calcext:value-type="float">
            <text:p>75.73350625</text:p>
          </table:table-cell>
          <table:table-cell table:number-columns-repeated="5"/>
        </table:table-row>
        <table:table-row table:style-name="ro1">
          <table:table-cell table:formula="of:=[.A86]-5" office:value-type="float" office:value="-300" calcext:value-type="float">
            <text:p>-300</text:p>
          </table:table-cell>
          <table:table-cell/>
          <table:table-cell table:formula="of:=(([.A87]*[.$C$2]) + [.$C$3])^[.$C$4]" office:value-type="float" office:value="-3" calcext:value-type="float">
            <text:p>-3</text:p>
          </table:table-cell>
          <table:table-cell table:formula="of:=(([.A87]*[.$D$2]) + [.$D$3])^[.$D$4]" office:value-type="float" office:value="-27" calcext:value-type="float">
            <text:p>-27</text:p>
          </table:table-cell>
          <table:table-cell table:formula="of:=(([.A87]*[.$E$2]) + [.$E$3])^[.$E$4]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formula="of:=[.A87]-5" office:value-type="float" office:value="-305" calcext:value-type="float">
            <text:p>-305</text:p>
          </table:table-cell>
          <table:table-cell/>
          <table:table-cell table:formula="of:=(([.A88]*[.$C$2]) + [.$C$3])^[.$C$4]" office:value-type="float" office:value="-3.05" calcext:value-type="float">
            <text:p>-3.05</text:p>
          </table:table-cell>
          <table:table-cell table:formula="of:=(([.A88]*[.$D$2]) + [.$D$3])^[.$D$4]" office:value-type="float" office:value="-28.372625" calcext:value-type="float">
            <text:p>-28.372625</text:p>
          </table:table-cell>
          <table:table-cell table:formula="of:=(([.A88]*[.$E$2]) + [.$E$3])^[.$E$4]" office:value-type="float" office:value="86.53650625" calcext:value-type="float">
            <text:p>86.53650625</text:p>
          </table:table-cell>
          <table:table-cell table:number-columns-repeated="5"/>
        </table:table-row>
        <table:table-row table:style-name="ro1">
          <table:table-cell table:formula="of:=[.A88]-5" office:value-type="float" office:value="-310" calcext:value-type="float">
            <text:p>-310</text:p>
          </table:table-cell>
          <table:table-cell/>
          <table:table-cell table:formula="of:=(([.A89]*[.$C$2]) + [.$C$3])^[.$C$4]" office:value-type="float" office:value="-3.1" calcext:value-type="float">
            <text:p>-3.1</text:p>
          </table:table-cell>
          <table:table-cell table:formula="of:=(([.A89]*[.$D$2]) + [.$D$3])^[.$D$4]" office:value-type="float" office:value="-29.791" calcext:value-type="float">
            <text:p>-29.791</text:p>
          </table:table-cell>
          <table:table-cell table:formula="of:=(([.A89]*[.$E$2]) + [.$E$3])^[.$E$4]" office:value-type="float" office:value="92.3521" calcext:value-type="float">
            <text:p>92.3521</text:p>
          </table:table-cell>
          <table:table-cell table:number-columns-repeated="5"/>
        </table:table-row>
        <table:table-row table:style-name="ro1">
          <table:table-cell table:formula="of:=[.A89]-5" office:value-type="float" office:value="-315" calcext:value-type="float">
            <text:p>-315</text:p>
          </table:table-cell>
          <table:table-cell/>
          <table:table-cell table:formula="of:=(([.A90]*[.$C$2]) + [.$C$3])^[.$C$4]" office:value-type="float" office:value="-3.15" calcext:value-type="float">
            <text:p>-3.15</text:p>
          </table:table-cell>
          <table:table-cell table:formula="of:=(([.A90]*[.$D$2]) + [.$D$3])^[.$D$4]" office:value-type="float" office:value="-31.255875" calcext:value-type="float">
            <text:p>-31.255875</text:p>
          </table:table-cell>
          <table:table-cell table:formula="of:=(([.A90]*[.$E$2]) + [.$E$3])^[.$E$4]" office:value-type="float" office:value="98.45600625" calcext:value-type="float">
            <text:p>98.45600625</text:p>
          </table:table-cell>
          <table:table-cell table:number-columns-repeated="5"/>
        </table:table-row>
        <table:table-row table:style-name="ro1">
          <table:table-cell table:formula="of:=[.A90]-5" office:value-type="float" office:value="-320" calcext:value-type="float">
            <text:p>-320</text:p>
          </table:table-cell>
          <table:table-cell/>
          <table:table-cell table:formula="of:=(([.A91]*[.$C$2]) + [.$C$3])^[.$C$4]" office:value-type="float" office:value="-3.2" calcext:value-type="float">
            <text:p>-3.2</text:p>
          </table:table-cell>
          <table:table-cell table:formula="of:=(([.A91]*[.$D$2]) + [.$D$3])^[.$D$4]" office:value-type="float" office:value="-32.768" calcext:value-type="float">
            <text:p>-32.768</text:p>
          </table:table-cell>
          <table:table-cell table:formula="of:=(([.A91]*[.$E$2]) + [.$E$3])^[.$E$4]" office:value-type="float" office:value="104.8576" calcext:value-type="float">
            <text:p>104.8576</text:p>
          </table:table-cell>
          <table:table-cell table:number-columns-repeated="5"/>
        </table:table-row>
        <table:table-row table:style-name="ro1">
          <table:table-cell table:formula="of:=[.A91]-5" office:value-type="float" office:value="-325" calcext:value-type="float">
            <text:p>-325</text:p>
          </table:table-cell>
          <table:table-cell/>
          <table:table-cell table:formula="of:=(([.A92]*[.$C$2]) + [.$C$3])^[.$C$4]" office:value-type="float" office:value="-3.25" calcext:value-type="float">
            <text:p>-3.25</text:p>
          </table:table-cell>
          <table:table-cell table:formula="of:=(([.A92]*[.$D$2]) + [.$D$3])^[.$D$4]" office:value-type="float" office:value="-34.328125" calcext:value-type="float">
            <text:p>-34.328125</text:p>
          </table:table-cell>
          <table:table-cell table:formula="of:=(([.A92]*[.$E$2]) + [.$E$3])^[.$E$4]" office:value-type="float" office:value="111.56640625" calcext:value-type="float">
            <text:p>111.56640625</text:p>
          </table:table-cell>
          <table:table-cell table:number-columns-repeated="5"/>
        </table:table-row>
        <table:table-row table:style-name="ro1">
          <table:table-cell table:formula="of:=[.A92]-5" office:value-type="float" office:value="-330" calcext:value-type="float">
            <text:p>-330</text:p>
          </table:table-cell>
          <table:table-cell/>
          <table:table-cell table:formula="of:=(([.A93]*[.$C$2]) + [.$C$3])^[.$C$4]" office:value-type="float" office:value="-3.3" calcext:value-type="float">
            <text:p>-3.3</text:p>
          </table:table-cell>
          <table:table-cell table:formula="of:=(([.A93]*[.$D$2]) + [.$D$3])^[.$D$4]" office:value-type="float" office:value="-35.937" calcext:value-type="float">
            <text:p>-35.937</text:p>
          </table:table-cell>
          <table:table-cell table:formula="of:=(([.A93]*[.$E$2]) + [.$E$3])^[.$E$4]" office:value-type="float" office:value="118.5921" calcext:value-type="float">
            <text:p>118.5921</text:p>
          </table:table-cell>
          <table:table-cell table:number-columns-repeated="5"/>
        </table:table-row>
        <table:table-row table:style-name="ro1">
          <table:table-cell table:formula="of:=[.A93]-5" office:value-type="float" office:value="-335" calcext:value-type="float">
            <text:p>-335</text:p>
          </table:table-cell>
          <table:table-cell/>
          <table:table-cell table:formula="of:=(([.A94]*[.$C$2]) + [.$C$3])^[.$C$4]" office:value-type="float" office:value="-3.35" calcext:value-type="float">
            <text:p>-3.35</text:p>
          </table:table-cell>
          <table:table-cell table:formula="of:=(([.A94]*[.$D$2]) + [.$D$3])^[.$D$4]" office:value-type="float" office:value="-37.595375" calcext:value-type="float">
            <text:p>-37.595375</text:p>
          </table:table-cell>
          <table:table-cell table:formula="of:=(([.A94]*[.$E$2]) + [.$E$3])^[.$E$4]" office:value-type="float" office:value="125.94450625" calcext:value-type="float">
            <text:p>125.94450625</text:p>
          </table:table-cell>
          <table:table-cell table:number-columns-repeated="5"/>
        </table:table-row>
        <table:table-row table:style-name="ro1">
          <table:table-cell table:formula="of:=[.A94]-5" office:value-type="float" office:value="-340" calcext:value-type="float">
            <text:p>-340</text:p>
          </table:table-cell>
          <table:table-cell/>
          <table:table-cell table:formula="of:=(([.A95]*[.$C$2]) + [.$C$3])^[.$C$4]" office:value-type="float" office:value="-3.4" calcext:value-type="float">
            <text:p>-3.4</text:p>
          </table:table-cell>
          <table:table-cell table:formula="of:=(([.A95]*[.$D$2]) + [.$D$3])^[.$D$4]" office:value-type="float" office:value="-39.304" calcext:value-type="float">
            <text:p>-39.304</text:p>
          </table:table-cell>
          <table:table-cell table:formula="of:=(([.A95]*[.$E$2]) + [.$E$3])^[.$E$4]" office:value-type="float" office:value="133.6336" calcext:value-type="float">
            <text:p>133.6336</text:p>
          </table:table-cell>
          <table:table-cell table:number-columns-repeated="5"/>
        </table:table-row>
        <table:table-row table:style-name="ro1">
          <table:table-cell table:formula="of:=[.A95]-5" office:value-type="float" office:value="-345" calcext:value-type="float">
            <text:p>-345</text:p>
          </table:table-cell>
          <table:table-cell/>
          <table:table-cell table:formula="of:=(([.A96]*[.$C$2]) + [.$C$3])^[.$C$4]" office:value-type="float" office:value="-3.45" calcext:value-type="float">
            <text:p>-3.45</text:p>
          </table:table-cell>
          <table:table-cell table:formula="of:=(([.A96]*[.$D$2]) + [.$D$3])^[.$D$4]" office:value-type="float" office:value="-41.063625" calcext:value-type="float">
            <text:p>-41.063625</text:p>
          </table:table-cell>
          <table:table-cell table:formula="of:=(([.A96]*[.$E$2]) + [.$E$3])^[.$E$4]" office:value-type="float" office:value="141.66950625" calcext:value-type="float">
            <text:p>141.66950625</text:p>
          </table:table-cell>
          <table:table-cell table:number-columns-repeated="5"/>
        </table:table-row>
        <table:table-row table:style-name="ro1">
          <table:table-cell table:formula="of:=[.A96]-5" office:value-type="float" office:value="-350" calcext:value-type="float">
            <text:p>-350</text:p>
          </table:table-cell>
          <table:table-cell/>
          <table:table-cell table:formula="of:=(([.A97]*[.$C$2]) + [.$C$3])^[.$C$4]" office:value-type="float" office:value="-3.5" calcext:value-type="float">
            <text:p>-3.5</text:p>
          </table:table-cell>
          <table:table-cell table:formula="of:=(([.A97]*[.$D$2]) + [.$D$3])^[.$D$4]" office:value-type="float" office:value="-42.875" calcext:value-type="float">
            <text:p>-42.875</text:p>
          </table:table-cell>
          <table:table-cell table:formula="of:=(([.A97]*[.$E$2]) + [.$E$3])^[.$E$4]" office:value-type="float" office:value="150.0625" calcext:value-type="float">
            <text:p>150.0625</text:p>
          </table:table-cell>
          <table:table-cell table:number-columns-repeated="5"/>
        </table:table-row>
        <table:table-row table:style-name="ro1">
          <table:table-cell table:formula="of:=[.A97]-5" office:value-type="float" office:value="-355" calcext:value-type="float">
            <text:p>-355</text:p>
          </table:table-cell>
          <table:table-cell/>
          <table:table-cell table:formula="of:=(([.A98]*[.$C$2]) + [.$C$3])^[.$C$4]" office:value-type="float" office:value="-3.55" calcext:value-type="float">
            <text:p>-3.55</text:p>
          </table:table-cell>
          <table:table-cell table:formula="of:=(([.A98]*[.$D$2]) + [.$D$3])^[.$D$4]" office:value-type="float" office:value="-44.738875" calcext:value-type="float">
            <text:p>-44.738875</text:p>
          </table:table-cell>
          <table:table-cell table:formula="of:=(([.A98]*[.$E$2]) + [.$E$3])^[.$E$4]" office:value-type="float" office:value="158.82300625" calcext:value-type="float">
            <text:p>158.82300625</text:p>
          </table:table-cell>
          <table:table-cell table:number-columns-repeated="5"/>
        </table:table-row>
        <table:table-row table:style-name="ro1">
          <table:table-cell table:formula="of:=[.A98]-5" office:value-type="float" office:value="-360" calcext:value-type="float">
            <text:p>-360</text:p>
          </table:table-cell>
          <table:table-cell/>
          <table:table-cell table:formula="of:=(([.A99]*[.$C$2]) + [.$C$3])^[.$C$4]" office:value-type="float" office:value="-3.6" calcext:value-type="float">
            <text:p>-3.6</text:p>
          </table:table-cell>
          <table:table-cell table:formula="of:=(([.A99]*[.$D$2]) + [.$D$3])^[.$D$4]" office:value-type="float" office:value="-46.656" calcext:value-type="float">
            <text:p>-46.656</text:p>
          </table:table-cell>
          <table:table-cell table:formula="of:=(([.A99]*[.$E$2]) + [.$E$3])^[.$E$4]" office:value-type="float" office:value="167.9616" calcext:value-type="float">
            <text:p>167.9616</text:p>
          </table:table-cell>
          <table:table-cell table:number-columns-repeated="5"/>
        </table:table-row>
        <table:table-row table:style-name="ro1">
          <table:table-cell table:formula="of:=[.A99]-5" office:value-type="float" office:value="-365" calcext:value-type="float">
            <text:p>-365</text:p>
          </table:table-cell>
          <table:table-cell/>
          <table:table-cell table:formula="of:=(([.A100]*[.$C$2]) + [.$C$3])^[.$C$4]" office:value-type="float" office:value="-3.65" calcext:value-type="float">
            <text:p>-3.65</text:p>
          </table:table-cell>
          <table:table-cell table:formula="of:=(([.A100]*[.$D$2]) + [.$D$3])^[.$D$4]" office:value-type="float" office:value="-48.627125" calcext:value-type="float">
            <text:p>-48.627125</text:p>
          </table:table-cell>
          <table:table-cell table:formula="of:=(([.A100]*[.$E$2]) + [.$E$3])^[.$E$4]" office:value-type="float" office:value="177.48900625" calcext:value-type="float">
            <text:p>177.48900625</text:p>
          </table:table-cell>
          <table:table-cell table:number-columns-repeated="5"/>
        </table:table-row>
        <table:table-row table:style-name="ro1">
          <table:table-cell table:formula="of:=[.A100]-5" office:value-type="float" office:value="-370" calcext:value-type="float">
            <text:p>-370</text:p>
          </table:table-cell>
          <table:table-cell/>
          <table:table-cell table:formula="of:=(([.A101]*[.$C$2]) + [.$C$3])^[.$C$4]" office:value-type="float" office:value="-3.7" calcext:value-type="float">
            <text:p>-3.7</text:p>
          </table:table-cell>
          <table:table-cell table:formula="of:=(([.A101]*[.$D$2]) + [.$D$3])^[.$D$4]" office:value-type="float" office:value="-50.653" calcext:value-type="float">
            <text:p>-50.653</text:p>
          </table:table-cell>
          <table:table-cell table:formula="of:=(([.A101]*[.$E$2]) + [.$E$3])^[.$E$4]" office:value-type="float" office:value="187.4161" calcext:value-type="float">
            <text:p>187.4161</text:p>
          </table:table-cell>
          <table:table-cell table:number-columns-repeated="5"/>
        </table:table-row>
        <table:table-row table:style-name="ro1">
          <table:table-cell table:formula="of:=[.A101]-5" office:value-type="float" office:value="-375" calcext:value-type="float">
            <text:p>-375</text:p>
          </table:table-cell>
          <table:table-cell/>
          <table:table-cell table:formula="of:=(([.A102]*[.$C$2]) + [.$C$3])^[.$C$4]" office:value-type="float" office:value="-3.75" calcext:value-type="float">
            <text:p>-3.75</text:p>
          </table:table-cell>
          <table:table-cell table:formula="of:=(([.A102]*[.$D$2]) + [.$D$3])^[.$D$4]" office:value-type="float" office:value="-52.734375" calcext:value-type="float">
            <text:p>-52.734375</text:p>
          </table:table-cell>
          <table:table-cell table:formula="of:=(([.A102]*[.$E$2]) + [.$E$3])^[.$E$4]" office:value-type="float" office:value="197.75390625" calcext:value-type="float">
            <text:p>197.75390625</text:p>
          </table:table-cell>
          <table:table-cell table:number-columns-repeated="5"/>
        </table:table-row>
        <table:table-row table:style-name="ro1">
          <table:table-cell table:formula="of:=[.A102]-5" office:value-type="float" office:value="-380" calcext:value-type="float">
            <text:p>-380</text:p>
          </table:table-cell>
          <table:table-cell/>
          <table:table-cell table:formula="of:=(([.A103]*[.$C$2]) + [.$C$3])^[.$C$4]" office:value-type="float" office:value="-3.8" calcext:value-type="float">
            <text:p>-3.8</text:p>
          </table:table-cell>
          <table:table-cell table:formula="of:=(([.A103]*[.$D$2]) + [.$D$3])^[.$D$4]" office:value-type="float" office:value="-54.872" calcext:value-type="float">
            <text:p>-54.872</text:p>
          </table:table-cell>
          <table:table-cell table:formula="of:=(([.A103]*[.$E$2]) + [.$E$3])^[.$E$4]" office:value-type="float" office:value="208.5136" calcext:value-type="float">
            <text:p>208.5136</text:p>
          </table:table-cell>
          <table:table-cell table:number-columns-repeated="5"/>
        </table:table-row>
        <table:table-row table:style-name="ro1">
          <table:table-cell table:formula="of:=[.A103]-5" office:value-type="float" office:value="-385" calcext:value-type="float">
            <text:p>-385</text:p>
          </table:table-cell>
          <table:table-cell/>
          <table:table-cell table:formula="of:=(([.A104]*[.$C$2]) + [.$C$3])^[.$C$4]" office:value-type="float" office:value="-3.85" calcext:value-type="float">
            <text:p>-3.85</text:p>
          </table:table-cell>
          <table:table-cell table:formula="of:=(([.A104]*[.$D$2]) + [.$D$3])^[.$D$4]" office:value-type="float" office:value="-57.066625" calcext:value-type="float">
            <text:p>-57.066625</text:p>
          </table:table-cell>
          <table:table-cell table:formula="of:=(([.A104]*[.$E$2]) + [.$E$3])^[.$E$4]" office:value-type="float" office:value="219.70650625" calcext:value-type="float">
            <text:p>219.70650625</text:p>
          </table:table-cell>
          <table:table-cell table:number-columns-repeated="5"/>
        </table:table-row>
        <table:table-row table:style-name="ro1">
          <table:table-cell table:formula="of:=[.A104]-5" office:value-type="float" office:value="-390" calcext:value-type="float">
            <text:p>-390</text:p>
          </table:table-cell>
          <table:table-cell/>
          <table:table-cell table:formula="of:=(([.A105]*[.$C$2]) + [.$C$3])^[.$C$4]" office:value-type="float" office:value="-3.9" calcext:value-type="float">
            <text:p>-3.9</text:p>
          </table:table-cell>
          <table:table-cell table:formula="of:=(([.A105]*[.$D$2]) + [.$D$3])^[.$D$4]" office:value-type="float" office:value="-59.319" calcext:value-type="float">
            <text:p>-59.319</text:p>
          </table:table-cell>
          <table:table-cell table:formula="of:=(([.A105]*[.$E$2]) + [.$E$3])^[.$E$4]" office:value-type="float" office:value="231.3441" calcext:value-type="float">
            <text:p>231.3441</text:p>
          </table:table-cell>
          <table:table-cell table:number-columns-repeated="5"/>
        </table:table-row>
        <table:table-row table:style-name="ro1">
          <table:table-cell table:formula="of:=[.A105]-5" office:value-type="float" office:value="-395" calcext:value-type="float">
            <text:p>-395</text:p>
          </table:table-cell>
          <table:table-cell/>
          <table:table-cell table:formula="of:=(([.A106]*[.$C$2]) + [.$C$3])^[.$C$4]" office:value-type="float" office:value="-3.95" calcext:value-type="float">
            <text:p>-3.95</text:p>
          </table:table-cell>
          <table:table-cell table:formula="of:=(([.A106]*[.$D$2]) + [.$D$3])^[.$D$4]" office:value-type="float" office:value="-61.629875" calcext:value-type="float">
            <text:p>-61.629875</text:p>
          </table:table-cell>
          <table:table-cell table:formula="of:=(([.A106]*[.$E$2]) + [.$E$3])^[.$E$4]" office:value-type="float" office:value="243.43800625" calcext:value-type="float">
            <text:p>243.43800625</text:p>
          </table:table-cell>
          <table:table-cell table:number-columns-repeated="5"/>
        </table:table-row>
        <table:table-row table:style-name="ro1">
          <table:table-cell table:formula="of:=[.A106]-5" office:value-type="float" office:value="-400" calcext:value-type="float">
            <text:p>-400</text:p>
          </table:table-cell>
          <table:table-cell/>
          <table:table-cell table:formula="of:=(([.A107]*[.$C$2]) + [.$C$3])^[.$C$4]" office:value-type="float" office:value="-4" calcext:value-type="float">
            <text:p>-4</text:p>
          </table:table-cell>
          <table:table-cell table:formula="of:=(([.A107]*[.$D$2]) + [.$D$3])^[.$D$4]" office:value-type="float" office:value="-64" calcext:value-type="float">
            <text:p>-64</text:p>
          </table:table-cell>
          <table:table-cell table:formula="of:=(([.A107]*[.$E$2]) + [.$E$3])^[.$E$4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formula="of:=[.A107]-5" office:value-type="float" office:value="-405" calcext:value-type="float">
            <text:p>-405</text:p>
          </table:table-cell>
          <table:table-cell/>
          <table:table-cell table:formula="of:=(([.A108]*[.$C$2]) + [.$C$3])^[.$C$4]" office:value-type="float" office:value="-4.05" calcext:value-type="float">
            <text:p>-4.05</text:p>
          </table:table-cell>
          <table:table-cell table:formula="of:=(([.A108]*[.$D$2]) + [.$D$3])^[.$D$4]" office:value-type="float" office:value="-66.430125" calcext:value-type="float">
            <text:p>-66.430125</text:p>
          </table:table-cell>
          <table:table-cell table:formula="of:=(([.A108]*[.$E$2]) + [.$E$3])^[.$E$4]" office:value-type="float" office:value="269.04200625" calcext:value-type="float">
            <text:p>269.04200625</text:p>
          </table:table-cell>
          <table:table-cell table:number-columns-repeated="5"/>
        </table:table-row>
        <table:table-row table:style-name="ro1">
          <table:table-cell table:formula="of:=[.A108]-5" office:value-type="float" office:value="-410" calcext:value-type="float">
            <text:p>-410</text:p>
          </table:table-cell>
          <table:table-cell/>
          <table:table-cell table:formula="of:=(([.A109]*[.$C$2]) + [.$C$3])^[.$C$4]" office:value-type="float" office:value="-4.1" calcext:value-type="float">
            <text:p>-4.1</text:p>
          </table:table-cell>
          <table:table-cell table:formula="of:=(([.A109]*[.$D$2]) + [.$D$3])^[.$D$4]" office:value-type="float" office:value="-68.921" calcext:value-type="float">
            <text:p>-68.921</text:p>
          </table:table-cell>
          <table:table-cell table:formula="of:=(([.A109]*[.$E$2]) + [.$E$3])^[.$E$4]" office:value-type="float" office:value="282.5761" calcext:value-type="float">
            <text:p>282.5761</text:p>
          </table:table-cell>
          <table:table-cell table:number-columns-repeated="5"/>
        </table:table-row>
        <table:table-row table:style-name="ro1">
          <table:table-cell table:formula="of:=[.A109]-5" office:value-type="float" office:value="-415" calcext:value-type="float">
            <text:p>-415</text:p>
          </table:table-cell>
          <table:table-cell/>
          <table:table-cell table:formula="of:=(([.A110]*[.$C$2]) + [.$C$3])^[.$C$4]" office:value-type="float" office:value="-4.15" calcext:value-type="float">
            <text:p>-4.15</text:p>
          </table:table-cell>
          <table:table-cell table:formula="of:=(([.A110]*[.$D$2]) + [.$D$3])^[.$D$4]" office:value-type="float" office:value="-71.473375" calcext:value-type="float">
            <text:p>-71.473375</text:p>
          </table:table-cell>
          <table:table-cell table:formula="of:=(([.A110]*[.$E$2]) + [.$E$3])^[.$E$4]" office:value-type="float" office:value="296.61450625" calcext:value-type="float">
            <text:p>296.61450625</text:p>
          </table:table-cell>
          <table:table-cell table:number-columns-repeated="5"/>
        </table:table-row>
        <table:table-row table:style-name="ro1">
          <table:table-cell table:formula="of:=[.A110]-5" office:value-type="float" office:value="-420" calcext:value-type="float">
            <text:p>-420</text:p>
          </table:table-cell>
          <table:table-cell/>
          <table:table-cell table:formula="of:=(([.A111]*[.$C$2]) + [.$C$3])^[.$C$4]" office:value-type="float" office:value="-4.2" calcext:value-type="float">
            <text:p>-4.2</text:p>
          </table:table-cell>
          <table:table-cell table:formula="of:=(([.A111]*[.$D$2]) + [.$D$3])^[.$D$4]" office:value-type="float" office:value="-74.088" calcext:value-type="float">
            <text:p>-74.088</text:p>
          </table:table-cell>
          <table:table-cell table:formula="of:=(([.A111]*[.$E$2]) + [.$E$3])^[.$E$4]" office:value-type="float" office:value="311.1696" calcext:value-type="float">
            <text:p>311.1696</text:p>
          </table:table-cell>
          <table:table-cell table:number-columns-repeated="5"/>
        </table:table-row>
        <table:table-row table:style-name="ro1">
          <table:table-cell table:formula="of:=[.A111]-5" office:value-type="float" office:value="-425" calcext:value-type="float">
            <text:p>-425</text:p>
          </table:table-cell>
          <table:table-cell/>
          <table:table-cell table:formula="of:=(([.A112]*[.$C$2]) + [.$C$3])^[.$C$4]" office:value-type="float" office:value="-4.25" calcext:value-type="float">
            <text:p>-4.25</text:p>
          </table:table-cell>
          <table:table-cell table:formula="of:=(([.A112]*[.$D$2]) + [.$D$3])^[.$D$4]" office:value-type="float" office:value="-76.765625" calcext:value-type="float">
            <text:p>-76.765625</text:p>
          </table:table-cell>
          <table:table-cell table:formula="of:=(([.A112]*[.$E$2]) + [.$E$3])^[.$E$4]" office:value-type="float" office:value="326.25390625" calcext:value-type="float">
            <text:p>326.25390625</text:p>
          </table:table-cell>
          <table:table-cell table:number-columns-repeated="5"/>
        </table:table-row>
        <table:table-row table:style-name="ro1">
          <table:table-cell table:formula="of:=[.A112]-5" office:value-type="float" office:value="-430" calcext:value-type="float">
            <text:p>-430</text:p>
          </table:table-cell>
          <table:table-cell/>
          <table:table-cell table:formula="of:=(([.A113]*[.$C$2]) + [.$C$3])^[.$C$4]" office:value-type="float" office:value="-4.3" calcext:value-type="float">
            <text:p>-4.3</text:p>
          </table:table-cell>
          <table:table-cell table:formula="of:=(([.A113]*[.$D$2]) + [.$D$3])^[.$D$4]" office:value-type="float" office:value="-79.507" calcext:value-type="float">
            <text:p>-79.507</text:p>
          </table:table-cell>
          <table:table-cell table:formula="of:=(([.A113]*[.$E$2]) + [.$E$3])^[.$E$4]" office:value-type="float" office:value="341.8801" calcext:value-type="float">
            <text:p>341.8801</text:p>
          </table:table-cell>
          <table:table-cell table:number-columns-repeated="5"/>
        </table:table-row>
        <table:table-row table:style-name="ro1">
          <table:table-cell table:formula="of:=[.A113]-5" office:value-type="float" office:value="-435" calcext:value-type="float">
            <text:p>-435</text:p>
          </table:table-cell>
          <table:table-cell/>
          <table:table-cell table:formula="of:=(([.A114]*[.$C$2]) + [.$C$3])^[.$C$4]" office:value-type="float" office:value="-4.35" calcext:value-type="float">
            <text:p>-4.35</text:p>
          </table:table-cell>
          <table:table-cell table:formula="of:=(([.A114]*[.$D$2]) + [.$D$3])^[.$D$4]" office:value-type="float" office:value="-82.312875" calcext:value-type="float">
            <text:p>-82.312875</text:p>
          </table:table-cell>
          <table:table-cell table:formula="of:=(([.A114]*[.$E$2]) + [.$E$3])^[.$E$4]" office:value-type="float" office:value="358.06100625" calcext:value-type="float">
            <text:p>358.06100625</text:p>
          </table:table-cell>
          <table:table-cell table:number-columns-repeated="5"/>
        </table:table-row>
        <table:table-row table:style-name="ro1">
          <table:table-cell table:formula="of:=[.A114]-5" office:value-type="float" office:value="-440" calcext:value-type="float">
            <text:p>-440</text:p>
          </table:table-cell>
          <table:table-cell/>
          <table:table-cell table:formula="of:=(([.A115]*[.$C$2]) + [.$C$3])^[.$C$4]" office:value-type="float" office:value="-4.4" calcext:value-type="float">
            <text:p>-4.4</text:p>
          </table:table-cell>
          <table:table-cell table:formula="of:=(([.A115]*[.$D$2]) + [.$D$3])^[.$D$4]" office:value-type="float" office:value="-85.184" calcext:value-type="float">
            <text:p>-85.184</text:p>
          </table:table-cell>
          <table:table-cell table:formula="of:=(([.A115]*[.$E$2]) + [.$E$3])^[.$E$4]" office:value-type="float" office:value="374.8096" calcext:value-type="float">
            <text:p>374.8096</text:p>
          </table:table-cell>
          <table:table-cell table:number-columns-repeated="5"/>
        </table:table-row>
        <table:table-row table:style-name="ro1">
          <table:table-cell table:formula="of:=[.A115]-5" office:value-type="float" office:value="-445" calcext:value-type="float">
            <text:p>-445</text:p>
          </table:table-cell>
          <table:table-cell/>
          <table:table-cell table:formula="of:=(([.A116]*[.$C$2]) + [.$C$3])^[.$C$4]" office:value-type="float" office:value="-4.45" calcext:value-type="float">
            <text:p>-4.45</text:p>
          </table:table-cell>
          <table:table-cell table:formula="of:=(([.A116]*[.$D$2]) + [.$D$3])^[.$D$4]" office:value-type="float" office:value="-88.121125" calcext:value-type="float">
            <text:p>-88.121125</text:p>
          </table:table-cell>
          <table:table-cell table:formula="of:=(([.A116]*[.$E$2]) + [.$E$3])^[.$E$4]" office:value-type="float" office:value="392.13900625" calcext:value-type="float">
            <text:p>392.13900625</text:p>
          </table:table-cell>
          <table:table-cell table:number-columns-repeated="5"/>
        </table:table-row>
      </table:table>
      <table:named-expressions/>
      <table:database-ranges>
        <table:database-range table:name="zMax" table:target-range-address="Sheet1.H2:Sheet1.H2" table:on-update-keep-styles="true" table:on-update-keep-size="false"/>
        <table:database-range table:name="zMin" table:target-range-address="Sheet1.H3:Sheet1.H3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8:04:58.862607264</meta:creation-date>
    <dc:date>2023-07-26T22:29:06.887441787</dc:date>
    <meta:editing-duration>PT5H28M50S</meta:editing-duration>
    <meta:editing-cycles>24</meta:editing-cycles>
    <meta:generator>LibreOffice/7.3.7.2$Linux_X86_64 LibreOffice_project/30$Build-2</meta:generator>
    <meta:document-statistic meta:table-count="1" meta:cell-count="464" meta:object-count="0"/>
  </office:meta>
</office:document-meta>
</file>